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20pt" fo:font-weight="bold" officeooo:rsid="001aa93a" officeooo:paragraph-rsid="001aa93a" style:font-size-asian="20pt" style:font-weight-asian="bold" style:font-size-complex="20pt" style:font-weight-complex="bold"/>
    </style:style>
    <style:style style:name="P3" style:family="paragraph" style:parent-style-name="Standard">
      <style:text-properties style:font-name="Liberation Sans" officeooo:rsid="000f5738" officeooo:paragraph-rsid="00752046"/>
    </style:style>
    <style:style style:name="P4" style:family="paragraph" style:parent-style-name="Standard">
      <style:paragraph-properties fo:text-align="justify" style:justify-single-word="false"/>
      <style:text-properties style:font-name="Liberation Sans" officeooo:rsid="000f5738" officeooo:paragraph-rsid="00752046"/>
    </style:style>
    <style:style style:name="P5" style:family="paragraph" style:parent-style-name="Standard">
      <style:paragraph-properties fo:text-align="justify" style:justify-single-word="false"/>
      <style:text-properties style:font-name="Liberation Sans" officeooo:rsid="0004b6dc" officeooo:paragraph-rsid="00752046"/>
    </style:style>
    <style:style style:name="P6" style:family="paragraph" style:parent-style-name="Standard">
      <style:paragraph-properties fo:text-align="justify" style:justify-single-word="false"/>
      <style:text-properties style:font-name="Liberation Sans" officeooo:rsid="0004b6dc" officeooo:paragraph-rsid="0075e71f"/>
    </style:style>
    <style:style style:name="P7" style:family="paragraph" style:parent-style-name="Standard">
      <style:text-properties style:font-name="Liberation Sans" officeooo:rsid="0004b6dc" officeooo:paragraph-rsid="0075e71f"/>
    </style:style>
    <style:style style:name="P8" style:family="paragraph" style:parent-style-name="Standard">
      <style:text-properties style:font-name="Liberation Sans" officeooo:rsid="00169297" officeooo:paragraph-rsid="00752046"/>
    </style:style>
    <style:style style:name="P9" style:family="paragraph" style:parent-style-name="Standard">
      <style:paragraph-properties fo:text-align="justify" style:justify-single-word="false"/>
      <style:text-properties style:font-name="Liberation Sans" officeooo:rsid="0015346d" officeooo:paragraph-rsid="00752046"/>
    </style:style>
    <style:style style:name="P10" style:family="paragraph" style:parent-style-name="Standard">
      <style:paragraph-properties fo:text-align="justify" style:justify-single-word="false"/>
      <style:text-properties style:font-name="Liberation Sans" officeooo:rsid="0015346d" officeooo:paragraph-rsid="0075e71f"/>
    </style:style>
    <style:style style:name="P11" style:family="paragraph" style:parent-style-name="Standard">
      <style:text-properties style:font-name="Liberation Sans" officeooo:rsid="0015346d" officeooo:paragraph-rsid="00752046"/>
    </style:style>
    <style:style style:name="P12" style:family="paragraph" style:parent-style-name="Standard">
      <style:text-properties style:font-name="Liberation Sans" officeooo:paragraph-rsid="0075e71f"/>
    </style:style>
    <style:style style:name="P13" style:family="paragraph" style:parent-style-name="Standard">
      <style:paragraph-properties fo:text-align="justify" style:justify-single-word="false"/>
      <style:text-properties style:font-name="Liberation Sans" officeooo:paragraph-rsid="0075e71f"/>
    </style:style>
    <style:style style:name="P14" style:family="paragraph" style:parent-style-name="Standard">
      <style:text-properties style:font-name="Liberation Sans" officeooo:rsid="00280207" officeooo:paragraph-rsid="0075e71f"/>
    </style:style>
    <style:style style:name="P15" style:family="paragraph" style:parent-style-name="Standard">
      <style:text-properties style:font-name="Liberation Sans" officeooo:rsid="00309298" officeooo:paragraph-rsid="0075e71f"/>
    </style:style>
    <style:style style:name="P16" style:family="paragraph" style:parent-style-name="Standard">
      <style:text-properties style:font-name="Liberation Sans" officeooo:rsid="00340c75" officeooo:paragraph-rsid="0075e71f"/>
    </style:style>
    <style:style style:name="P17" style:family="paragraph" style:parent-style-name="Standard">
      <style:paragraph-properties fo:text-align="justify" style:justify-single-word="false"/>
      <style:text-properties style:font-name="Liberation Sans" officeooo:rsid="00340c75" officeooo:paragraph-rsid="0075e71f"/>
    </style:style>
    <style:style style:name="P18" style:family="paragraph" style:parent-style-name="Table_20_Contents">
      <style:paragraph-properties fo:line-height="150%" fo:text-align="center" style:justify-single-word="false"/>
      <style:text-properties style:font-name="Liberation Sans" fo:font-size="14pt" fo:font-weight="bold" officeooo:paragraph-rsid="0014c896" style:font-size-asian="14pt" style:font-weight-asian="bold" style:font-size-complex="14pt" style:font-weight-complex="bold"/>
    </style:style>
    <style:style style:name="P19" style:family="paragraph" style:parent-style-name="Table_20_Contents">
      <style:paragraph-properties fo:line-height="150%" fo:text-align="center" style:justify-single-word="false"/>
      <style:text-properties style:font-name="Liberation Sans" fo:font-size="14pt" fo:font-weight="bold" officeooo:paragraph-rsid="005053d3" style:font-size-asian="14pt" style:font-weight-asian="bold" style:font-size-complex="14pt" style:font-weight-complex="bold"/>
    </style:style>
    <style:style style:name="P20" style:family="paragraph" style:parent-style-name="Table_20_Contents">
      <style:paragraph-properties fo:line-height="150%" fo:text-align="justify" style:justify-single-word="false"/>
      <style:text-properties style:font-name="Liberation Sans" officeooo:paragraph-rsid="00150573"/>
    </style:style>
    <style:style style:name="P21" style:family="paragraph" style:parent-style-name="Table_20_Contents">
      <style:paragraph-properties fo:line-height="150%" fo:text-align="justify" style:justify-single-word="false"/>
      <style:text-properties style:font-name="Liberation Sans" officeooo:paragraph-rsid="004e3ef3"/>
    </style:style>
    <style:style style:name="P22" style:family="paragraph" style:parent-style-name="Table_20_Contents">
      <style:paragraph-properties fo:line-height="150%" fo:text-align="justify" style:justify-single-word="false"/>
      <style:text-properties style:font-name="Liberation Sans" officeooo:paragraph-rsid="004fe292"/>
    </style:style>
    <style:style style:name="P23" style:family="paragraph" style:parent-style-name="Table_20_Contents">
      <style:paragraph-properties fo:line-height="150%" fo:text-align="justify" style:justify-single-word="false"/>
      <style:text-properties style:font-name="Liberation Sans" officeooo:paragraph-rsid="008e9fa8"/>
    </style:style>
    <style:style style:name="P24" style:family="paragraph" style:parent-style-name="Table_20_Contents">
      <style:paragraph-properties fo:line-height="150%" fo:text-align="justify" style:justify-single-word="false"/>
      <style:text-properties style:font-name="Liberation Sans" officeooo:paragraph-rsid="0055c218" fo:background-color="transparent"/>
    </style:style>
    <style:style style:name="P25" style:family="paragraph" style:parent-style-name="Table_20_Contents">
      <style:paragraph-properties fo:line-height="150%" fo:text-align="justify" style:justify-single-word="false"/>
      <style:text-properties style:font-name="Liberation Sans" officeooo:paragraph-rsid="006a8485" fo:background-color="transparent"/>
    </style:style>
    <style:style style:name="P26" style:family="paragraph" style:parent-style-name="Table_20_Contents">
      <style:paragraph-properties fo:line-height="150%" fo:text-align="justify" style:justify-single-word="false"/>
      <style:text-properties style:font-name="Liberation Sans" officeooo:paragraph-rsid="00557ea3" fo:background-color="transparent"/>
    </style:style>
    <style:style style:name="P27" style:family="paragraph" style:parent-style-name="Table_20_Contents">
      <style:paragraph-properties fo:line-height="150%"/>
      <style:text-properties style:font-name="Liberation Sans" officeooo:paragraph-rsid="00557ea3" fo:background-color="transparent"/>
    </style:style>
    <style:style style:name="P28" style:family="paragraph" style:parent-style-name="Table_20_Contents">
      <style:paragraph-properties fo:line-height="150%" fo:text-align="justify" style:justify-single-word="false"/>
      <style:text-properties style:font-name="Liberation Sans" fo:language="es" fo:country="ES" fo:font-style="normal" officeooo:rsid="00557ea3" officeooo:paragraph-rsid="00557ea3" fo:background-color="transparent" style:font-style-asian="normal" style:font-style-complex="normal"/>
    </style:style>
    <style:style style:name="P29" style:family="paragraph" style:parent-style-name="Table_20_Contents">
      <style:paragraph-properties fo:line-height="150%" fo:text-align="justify" style:justify-single-word="false"/>
      <style:text-properties officeooo:paragraph-rsid="00a25f05"/>
    </style:style>
    <style:style style:name="P30" style:family="paragraph" style:parent-style-name="Standard">
      <style:paragraph-properties fo:text-align="center" style:justify-single-word="false"/>
      <style:text-properties officeooo:paragraph-rsid="00752046"/>
    </style:style>
    <style:style style:name="P31" style:family="paragraph" style:parent-style-name="Table_20_Contents">
      <style:paragraph-properties fo:line-height="150%"/>
      <style:text-properties style:font-name="Liberation Sans" fo:language="es" fo:country="ES" fo:font-style="normal" officeooo:rsid="00557ea3" officeooo:paragraph-rsid="00557ea3" fo:background-color="transparent" style:font-style-asian="normal" style:font-style-complex="normal"/>
    </style:style>
    <style:style style:name="P32" style:family="paragraph" style:parent-style-name="Table_20_Contents">
      <style:paragraph-properties fo:line-height="150%" fo:text-align="justify" style:justify-single-word="false"/>
      <style:text-properties officeooo:paragraph-rsid="00b388d2"/>
    </style:style>
    <style:style style:name="P33" style:family="paragraph" style:parent-style-name="Table_20_Contents">
      <style:paragraph-properties fo:margin-left="1.251cm" fo:margin-right="0cm" fo:line-height="150%" fo:text-align="justify" style:justify-single-word="false" fo:text-indent="0cm" style:auto-text-indent="false"/>
      <style:text-properties officeooo:paragraph-rsid="00b58d6e"/>
    </style:style>
    <style:style style:name="P34" style:family="paragraph" style:parent-style-name="Table_20_Contents">
      <style:paragraph-properties fo:margin-left="0cm" fo:margin-right="0cm" fo:line-height="150%" fo:text-align="justify" style:justify-single-word="false" fo:text-indent="0cm" style:auto-text-indent="false"/>
      <style:text-properties officeooo:paragraph-rsid="00b58d6e"/>
    </style:style>
    <style:style style:name="T1" style:family="text">
      <style:text-properties officeooo:rsid="0014c896"/>
    </style:style>
    <style:style style:name="T2" style:family="text">
      <style:text-properties officeooo:rsid="00150573"/>
    </style:style>
    <style:style style:name="T3" style:family="text">
      <style:text-properties officeooo:rsid="00157284"/>
    </style:style>
    <style:style style:name="T4" style:family="text">
      <style:text-properties officeooo:rsid="0017f2e1"/>
    </style:style>
    <style:style style:name="T5" style:family="text">
      <style:text-properties fo:language="es" fo:country="ES"/>
    </style:style>
    <style:style style:name="T6" style:family="text">
      <style:text-properties fo:language="es" fo:country="ES" fo:font-style="normal" officeooo:rsid="00412da1" style:font-style-asian="normal" style:font-style-complex="normal"/>
    </style:style>
    <style:style style:name="T7" style:family="text">
      <style:text-properties fo:language="es" fo:country="ES" fo:font-style="normal" officeooo:rsid="004178fe" style:font-style-asian="normal" style:font-style-complex="normal"/>
    </style:style>
    <style:style style:name="T8" style:family="text">
      <style:text-properties fo:language="es" fo:country="ES" fo:font-style="normal" officeooo:rsid="00429a47" style:font-style-asian="normal" style:font-style-complex="normal"/>
    </style:style>
    <style:style style:name="T9" style:family="text">
      <style:text-properties fo:language="es" fo:country="ES" fo:font-style="normal" officeooo:rsid="0043dd27" style:font-style-asian="normal" style:font-style-complex="normal"/>
    </style:style>
    <style:style style:name="T10" style:family="text">
      <style:text-properties fo:language="es" fo:country="ES" fo:font-style="normal" officeooo:rsid="00449efb" style:font-style-asian="normal" style:font-style-complex="normal"/>
    </style:style>
    <style:style style:name="T11" style:family="text">
      <style:text-properties fo:language="es" fo:country="ES" fo:font-style="normal" officeooo:rsid="00484c36" style:font-style-asian="normal" style:font-style-complex="normal"/>
    </style:style>
    <style:style style:name="T12" style:family="text">
      <style:text-properties fo:language="es" fo:country="ES" fo:font-style="normal" officeooo:rsid="004853b4" style:font-style-asian="normal" style:font-style-complex="normal"/>
    </style:style>
    <style:style style:name="T13" style:family="text">
      <style:text-properties fo:language="es" fo:country="ES" fo:font-style="normal" officeooo:rsid="0048a636" style:font-style-asian="normal" style:font-style-complex="normal"/>
    </style:style>
    <style:style style:name="T14" style:family="text">
      <style:text-properties fo:language="es" fo:country="ES" fo:font-style="normal" officeooo:rsid="0048e0ec" style:font-style-asian="normal" style:font-style-complex="normal"/>
    </style:style>
    <style:style style:name="T15" style:family="text">
      <style:text-properties fo:language="es" fo:country="ES" fo:font-style="normal" officeooo:rsid="004cc5ec" style:font-style-asian="normal" style:font-style-complex="normal"/>
    </style:style>
    <style:style style:name="T16" style:family="text">
      <style:text-properties fo:language="es" fo:country="ES" fo:font-style="normal" officeooo:rsid="004e3ef3" style:font-style-asian="normal" style:font-style-complex="normal"/>
    </style:style>
    <style:style style:name="T17" style:family="text">
      <style:text-properties fo:language="es" fo:country="ES" fo:font-style="normal" officeooo:rsid="004ef85e" style:font-style-asian="normal" style:font-style-complex="normal"/>
    </style:style>
    <style:style style:name="T18" style:family="text">
      <style:text-properties fo:language="es" fo:country="ES" fo:font-style="normal" officeooo:rsid="004fe292" style:font-style-asian="normal" style:font-style-complex="normal"/>
    </style:style>
    <style:style style:name="T19" style:family="text">
      <style:text-properties fo:language="es" fo:country="ES" fo:font-style="normal" officeooo:rsid="005053d3" style:font-style-asian="normal" style:font-style-complex="normal"/>
    </style:style>
    <style:style style:name="T20" style:family="text">
      <style:text-properties fo:language="es" fo:country="ES" fo:font-style="normal" officeooo:rsid="0053fef5" style:font-style-asian="normal" style:font-style-complex="normal"/>
    </style:style>
    <style:style style:name="T21" style:family="text">
      <style:text-properties fo:language="es" fo:country="ES" fo:font-style="normal" officeooo:rsid="00557bb3" style:font-style-asian="normal" style:font-style-complex="normal"/>
    </style:style>
    <style:style style:name="T22" style:family="text">
      <style:text-properties fo:language="es" fo:country="ES" fo:font-style="normal" officeooo:rsid="00557ea3" style:font-style-asian="normal" style:font-style-complex="normal"/>
    </style:style>
    <style:style style:name="T23" style:family="text">
      <style:text-properties fo:language="es" fo:country="ES" fo:font-style="normal" officeooo:rsid="0055c218" style:font-style-asian="normal" style:font-style-complex="normal"/>
    </style:style>
    <style:style style:name="T24" style:family="text">
      <style:text-properties fo:language="es" fo:country="ES" fo:font-style="normal" officeooo:rsid="0058294a" style:font-style-asian="normal" style:font-style-complex="normal"/>
    </style:style>
    <style:style style:name="T25" style:family="text">
      <style:text-properties fo:language="es" fo:country="ES" fo:font-style="normal" officeooo:rsid="005ee807" style:font-style-asian="normal" style:font-style-complex="normal"/>
    </style:style>
    <style:style style:name="T26" style:family="text">
      <style:text-properties fo:language="es" fo:country="ES" fo:font-style="normal" officeooo:rsid="00633817" style:font-style-asian="normal" style:font-style-complex="normal"/>
    </style:style>
    <style:style style:name="T27" style:family="text">
      <style:text-properties fo:language="es" fo:country="ES" fo:font-style="normal" officeooo:rsid="0063457b" style:font-style-asian="normal" style:font-style-complex="normal"/>
    </style:style>
    <style:style style:name="T28" style:family="text">
      <style:text-properties fo:language="es" fo:country="ES" fo:font-style="normal" officeooo:rsid="0064e404" style:font-style-asian="normal" style:font-style-complex="normal"/>
    </style:style>
    <style:style style:name="T29" style:family="text">
      <style:text-properties fo:language="es" fo:country="ES" fo:font-style="normal" officeooo:rsid="0066815e" style:font-style-asian="normal" style:font-style-complex="normal"/>
    </style:style>
    <style:style style:name="T30" style:family="text">
      <style:text-properties fo:language="es" fo:country="ES" fo:font-style="normal" officeooo:rsid="00682294" style:font-style-asian="normal" style:font-style-complex="normal"/>
    </style:style>
    <style:style style:name="T31" style:family="text">
      <style:text-properties fo:language="es" fo:country="ES" fo:font-style="normal" officeooo:rsid="006a8485" style:font-style-asian="normal" style:font-style-complex="normal"/>
    </style:style>
    <style:style style:name="T32" style:family="text">
      <style:text-properties fo:language="es" fo:country="ES" fo:font-style="normal" officeooo:rsid="00412da1" fo:background-color="#ffff00" style:font-style-asian="normal" style:font-style-complex="normal"/>
    </style:style>
    <style:style style:name="T33" style:family="text">
      <style:text-properties fo:language="es" fo:country="ES" fo:font-style="normal" officeooo:rsid="005053d3" fo:background-color="#ffff00" style:font-style-asian="normal" style:font-style-complex="normal"/>
    </style:style>
    <style:style style:name="T34" style:family="text">
      <style:text-properties fo:language="es" fo:country="ES" fo:font-style="normal" officeooo:rsid="00557ea3" fo:background-color="#ffff00" style:font-style-asian="normal" style:font-style-complex="normal"/>
    </style:style>
    <style:style style:name="T35" style:family="text">
      <style:text-properties fo:language="es" fo:country="ES" fo:font-style="normal" officeooo:rsid="007cd56a" fo:background-color="transparent" style:font-style-asian="normal" style:font-style-complex="normal"/>
    </style:style>
    <style:style style:name="T36" style:family="text">
      <style:text-properties fo:language="es" fo:country="ES" fo:font-style="normal" officeooo:rsid="007e1788" fo:background-color="transparent" style:font-style-asian="normal" style:font-style-complex="normal"/>
    </style:style>
    <style:style style:name="T37" style:family="text">
      <style:text-properties fo:language="es" fo:country="ES" fo:font-style="normal" officeooo:rsid="007fea59" fo:background-color="transparent" style:font-style-asian="normal" style:font-style-complex="normal"/>
    </style:style>
    <style:style style:name="T38" style:family="text">
      <style:text-properties fo:language="es" fo:country="ES" fo:font-style="normal" officeooo:rsid="00804cf1" fo:background-color="transparent" style:font-style-asian="normal" style:font-style-complex="normal"/>
    </style:style>
    <style:style style:name="T39" style:family="text">
      <style:text-properties fo:language="es" fo:country="ES" fo:font-style="normal" officeooo:rsid="0081fef0" fo:background-color="transparent" style:font-style-asian="normal" style:font-style-complex="normal"/>
    </style:style>
    <style:style style:name="T40" style:family="text">
      <style:text-properties fo:language="es" fo:country="ES" fo:font-style="normal" officeooo:rsid="00828136" fo:background-color="transparent" style:font-style-asian="normal" style:font-style-complex="normal"/>
    </style:style>
    <style:style style:name="T41" style:family="text">
      <style:text-properties fo:language="es" fo:country="ES" fo:font-style="normal" officeooo:rsid="0082b4ef" fo:background-color="transparent" style:font-style-asian="normal" style:font-style-complex="normal"/>
    </style:style>
    <style:style style:name="T42" style:family="text">
      <style:text-properties fo:language="es" fo:country="ES" fo:font-style="normal" officeooo:rsid="008317e9" fo:background-color="transparent" style:font-style-asian="normal" style:font-style-complex="normal"/>
    </style:style>
    <style:style style:name="T43" style:family="text">
      <style:text-properties fo:language="es" fo:country="ES" fo:font-style="normal" officeooo:rsid="00850d75" fo:background-color="transparent" style:font-style-asian="normal" style:font-style-complex="normal"/>
    </style:style>
    <style:style style:name="T44" style:family="text">
      <style:text-properties fo:language="es" fo:country="ES" fo:font-style="normal" officeooo:rsid="00883f58" fo:background-color="transparent" style:font-style-asian="normal" style:font-style-complex="normal"/>
    </style:style>
    <style:style style:name="T45" style:family="text">
      <style:text-properties fo:language="es" fo:country="ES" fo:font-style="normal" officeooo:rsid="00892002" fo:background-color="transparent" style:font-style-asian="normal" style:font-style-complex="normal"/>
    </style:style>
    <style:style style:name="T46" style:family="text">
      <style:text-properties fo:language="es" fo:country="ES" fo:font-style="normal" officeooo:rsid="0089b4d4" fo:background-color="transparent" style:font-style-asian="normal" style:font-style-complex="normal"/>
    </style:style>
    <style:style style:name="T47" style:family="text">
      <style:text-properties fo:language="es" fo:country="ES" fo:font-style="normal" officeooo:rsid="008cc550" fo:background-color="transparent" style:font-style-asian="normal" style:font-style-complex="normal"/>
    </style:style>
    <style:style style:name="T48" style:family="text">
      <style:text-properties fo:language="es" fo:country="ES" fo:font-style="italic" officeooo:rsid="0053fef5" style:font-style-asian="italic" style:font-style-complex="italic"/>
    </style:style>
    <style:style style:name="T49" style:family="text">
      <style:text-properties fo:language="es" fo:country="ES" fo:font-style="italic" officeooo:rsid="00557ea3" style:font-style-asian="italic" style:font-style-complex="italic"/>
    </style:style>
    <style:style style:name="T50" style:family="text">
      <style:text-properties fo:language="es" fo:country="ES" officeooo:rsid="00a62e91"/>
    </style:style>
    <style:style style:name="T51" style:family="text">
      <style:text-properties fo:language="es" fo:country="ES" officeooo:rsid="00a82b49"/>
    </style:style>
    <style:style style:name="T52" style:family="text">
      <style:text-properties fo:language="es" fo:country="ES" officeooo:rsid="00a861c8"/>
    </style:style>
    <style:style style:name="T53" style:family="text">
      <style:text-properties fo:language="es" fo:country="ES" officeooo:rsid="00ab39da"/>
    </style:style>
    <style:style style:name="T54" style:family="text">
      <style:text-properties fo:language="es" fo:country="ES" officeooo:rsid="00ace08d"/>
    </style:style>
    <style:style style:name="T55" style:family="text">
      <style:text-properties fo:language="es" fo:country="ES" officeooo:rsid="00acf0e6"/>
    </style:style>
    <style:style style:name="T56" style:family="text">
      <style:text-properties fo:language="es" fo:country="ES" officeooo:rsid="00ad6135"/>
    </style:style>
    <style:style style:name="T57" style:family="text">
      <style:text-properties fo:language="es" fo:country="ES" officeooo:rsid="00aebab4"/>
    </style:style>
    <style:style style:name="T58" style:family="text">
      <style:text-properties fo:language="es" fo:country="ES" officeooo:rsid="00afa613"/>
    </style:style>
    <style:style style:name="T59" style:family="text">
      <style:text-properties fo:language="es" fo:country="ES" officeooo:rsid="00b14813"/>
    </style:style>
    <style:style style:name="T60" style:family="text">
      <style:text-properties fo:language="es" fo:country="ES" officeooo:rsid="00b2a73b"/>
    </style:style>
    <style:style style:name="T61" style:family="text">
      <style:text-properties fo:language="es" fo:country="ES" officeooo:rsid="00b388d2"/>
    </style:style>
    <style:style style:name="T62" style:family="text">
      <style:text-properties fo:language="es" fo:country="ES" officeooo:rsid="00b4d5a8"/>
    </style:style>
    <style:style style:name="T63" style:family="text">
      <style:text-properties fo:language="es" fo:country="ES" officeooo:rsid="00b56a4f"/>
    </style:style>
    <style:style style:name="T64" style:family="text">
      <style:text-properties fo:language="es" fo:country="ES" officeooo:rsid="00b58d6e"/>
    </style:style>
    <style:style style:name="T65" style:family="text">
      <style:text-properties fo:language="es" fo:country="ES" officeooo:rsid="00b61302"/>
    </style:style>
    <style:style style:name="T66" style:family="text">
      <style:text-properties fo:language="es" fo:country="ES" officeooo:rsid="00b6e8ca"/>
    </style:style>
    <style:style style:name="T67" style:family="text">
      <style:text-properties fo:language="es" fo:country="ES" officeooo:rsid="00b98b24"/>
    </style:style>
    <style:style style:name="T68" style:family="text">
      <style:text-properties fo:language="es" fo:country="ES" officeooo:rsid="00bafaba"/>
    </style:style>
    <style:style style:name="T69" style:family="text">
      <style:text-properties fo:language="es" fo:country="ES" officeooo:rsid="00bb5ee1"/>
    </style:style>
    <style:style style:name="T70" style:family="text">
      <style:text-properties fo:language="es" fo:country="ES" officeooo:rsid="00bbb5db"/>
    </style:style>
    <style:style style:name="T71" style:family="text">
      <style:text-properties fo:language="es" fo:country="ES" officeooo:rsid="00bcab9b"/>
    </style:style>
    <style:style style:name="T72" style:family="text">
      <style:text-properties fo:language="es" fo:country="ES" officeooo:rsid="00bd4128"/>
    </style:style>
    <style:style style:name="T73" style:family="text">
      <style:text-properties fo:font-weight="bold"/>
    </style:style>
    <style:style style:name="T74" style:family="text">
      <style:text-properties officeooo:rsid="0028f5aa"/>
    </style:style>
    <style:style style:name="T75" style:family="text">
      <style:text-properties officeooo:rsid="00295598"/>
    </style:style>
    <style:style style:name="T76" style:family="text">
      <style:text-properties fo:font-style="italic" officeooo:rsid="00295598" style:font-style-asian="italic" style:font-style-complex="italic"/>
    </style:style>
    <style:style style:name="T77" style:family="text">
      <style:text-properties fo:font-style="italic" officeooo:rsid="00316094" style:font-style-asian="italic" style:font-style-complex="italic"/>
    </style:style>
    <style:style style:name="T78" style:family="text">
      <style:text-properties fo:font-style="normal" officeooo:rsid="00295598" style:font-style-asian="normal" style:font-style-complex="normal"/>
    </style:style>
    <style:style style:name="T79" style:family="text">
      <style:text-properties fo:font-style="normal" officeooo:rsid="002a36b5" style:font-style-asian="normal" style:font-style-complex="normal"/>
    </style:style>
    <style:style style:name="T80" style:family="text">
      <style:text-properties fo:font-style="normal" officeooo:rsid="002b4d0a" style:font-style-asian="normal" style:font-style-complex="normal"/>
    </style:style>
    <style:style style:name="T81" style:family="text">
      <style:text-properties fo:font-style="normal" officeooo:rsid="002d16c6" style:font-style-asian="normal" style:font-style-complex="normal"/>
    </style:style>
    <style:style style:name="T82" style:family="text">
      <style:text-properties fo:font-style="normal" officeooo:rsid="002d48cc" style:font-style-asian="normal" style:font-style-complex="normal"/>
    </style:style>
    <style:style style:name="T83" style:family="text">
      <style:text-properties fo:font-style="normal" officeooo:rsid="002e979e" style:font-style-asian="normal" style:font-style-complex="normal"/>
    </style:style>
    <style:style style:name="T84" style:family="text">
      <style:text-properties fo:font-style="normal" officeooo:rsid="00302bd7" style:font-style-asian="normal" style:font-style-complex="normal"/>
    </style:style>
    <style:style style:name="T85" style:family="text">
      <style:text-properties fo:font-style="normal" officeooo:rsid="00316094" style:font-style-asian="normal" style:font-style-complex="normal"/>
    </style:style>
    <style:style style:name="T86" style:family="text">
      <style:text-properties fo:font-style="normal" officeooo:rsid="0031cdbd" style:font-style-asian="normal" style:font-style-complex="normal"/>
    </style:style>
    <style:style style:name="T87" style:family="text">
      <style:text-properties fo:font-style="normal" officeooo:rsid="0031fb2d" style:font-style-asian="normal" style:font-style-complex="normal"/>
    </style:style>
    <style:style style:name="T88" style:family="text">
      <style:text-properties fo:font-style="normal" officeooo:rsid="0033566a" style:font-style-asian="normal" style:font-style-complex="normal"/>
    </style:style>
    <style:style style:name="T89" style:family="text">
      <style:text-properties fo:font-style="normal" officeooo:rsid="00396a25" style:font-style-asian="normal" style:font-style-complex="normal"/>
    </style:style>
    <style:style style:name="T90" style:family="text">
      <style:text-properties fo:font-style="normal" officeooo:rsid="003a8b77" style:font-style-asian="normal" style:font-style-complex="normal"/>
    </style:style>
    <style:style style:name="T91" style:family="text">
      <style:text-properties fo:font-style="normal" officeooo:rsid="003c6342" style:font-style-asian="normal" style:font-style-complex="normal"/>
    </style:style>
    <style:style style:name="T92" style:family="text">
      <style:text-properties fo:font-style="normal" officeooo:rsid="003cfd27" fo:background-color="#ffff00" style:font-style-asian="normal" style:font-style-complex="normal"/>
    </style:style>
    <style:style style:name="T93" style:family="text">
      <style:text-properties fo:font-style="normal" officeooo:rsid="003c6342" fo:background-color="#ffff00" style:font-style-asian="normal" style:font-style-complex="normal"/>
    </style:style>
    <style:style style:name="T94" style:family="text">
      <style:text-properties officeooo:rsid="0038522d"/>
    </style:style>
    <style:style style:name="T95" style:family="text">
      <style:text-properties fo:background-color="#ffff00"/>
    </style:style>
    <style:style style:name="T96" style:family="text">
      <style:text-properties officeooo:rsid="006f2bfe" fo:background-color="#ffff00"/>
    </style:style>
    <style:style style:name="T97" style:family="text">
      <style:text-properties officeooo:rsid="006dba50" fo:background-color="#ffff00"/>
    </style:style>
    <style:style style:name="T98" style:family="text">
      <style:text-properties officeooo:rsid="006f1333" fo:background-color="#ffff00"/>
    </style:style>
    <style:style style:name="T99" style:family="text">
      <style:text-properties officeooo:rsid="007008d5" fo:background-color="#ffff00"/>
    </style:style>
    <style:style style:name="T100" style:family="text">
      <style:text-properties officeooo:rsid="00340c75" fo:background-color="#ffff00"/>
    </style:style>
    <style:style style:name="T101" style:family="text">
      <style:text-properties style:text-position="super 58%" fo:language="es" fo:country="ES" fo:font-style="normal" officeooo:rsid="0053fef5" style:font-style-asian="normal" style:font-style-complex="normal"/>
    </style:style>
    <style:style style:name="T102" style:family="text">
      <style:text-properties officeooo:rsid="006cc6bc"/>
    </style:style>
    <style:style style:name="T103" style:family="text">
      <style:text-properties officeooo:rsid="007008d5"/>
    </style:style>
    <style:style style:name="T104" style:family="text">
      <style:text-properties fo:background-color="#ff0000"/>
    </style:style>
    <style:style style:name="T105" style:family="text">
      <style:text-properties officeooo:rsid="000f5738"/>
    </style:style>
    <style:style style:name="T106" style:family="text">
      <style:text-properties officeooo:rsid="001459bf"/>
    </style:style>
    <style:style style:name="T107" style:family="text">
      <style:text-properties officeooo:rsid="00110f13"/>
    </style:style>
    <style:style style:name="T108" style:family="text">
      <style:text-properties officeooo:rsid="00129e1a"/>
    </style:style>
    <style:style style:name="T109" style:family="text">
      <style:text-properties officeooo:rsid="00169297"/>
    </style:style>
    <style:style style:name="T110" style:family="text">
      <style:text-properties officeooo:rsid="0017b961"/>
    </style:style>
    <style:style style:name="T111" style:family="text">
      <style:text-properties officeooo:rsid="00195cce"/>
    </style:style>
    <style:style style:name="T112" style:family="text">
      <style:text-properties officeooo:rsid="0019ca5d"/>
    </style:style>
    <style:style style:name="T113" style:family="text">
      <style:text-properties officeooo:rsid="001b820c"/>
    </style:style>
    <style:style style:name="T114" style:family="text">
      <style:text-properties officeooo:rsid="00340c75"/>
    </style:style>
    <style:style style:name="T115" style:family="text">
      <style:text-properties officeooo:rsid="000e8797"/>
    </style:style>
    <style:style style:name="T116" style:family="text">
      <style:text-properties officeooo:rsid="0004b6dc"/>
    </style:style>
    <style:style style:name="T117" style:family="text">
      <style:text-properties officeooo:rsid="0005b036"/>
    </style:style>
    <style:style style:name="T118" style:family="text">
      <style:text-properties officeooo:rsid="0005f805"/>
    </style:style>
    <style:style style:name="T119" style:family="text">
      <style:text-properties officeooo:rsid="000703dd"/>
    </style:style>
    <style:style style:name="T120" style:family="text">
      <style:text-properties officeooo:rsid="0008395a"/>
    </style:style>
    <style:style style:name="T121" style:family="text">
      <style:text-properties officeooo:rsid="0009ac7c"/>
    </style:style>
    <style:style style:name="T122" style:family="text">
      <style:text-properties officeooo:rsid="000a78a5"/>
    </style:style>
    <style:style style:name="T123" style:family="text">
      <style:text-properties officeooo:rsid="000c2b83"/>
    </style:style>
    <style:style style:name="T124" style:family="text">
      <style:text-properties officeooo:rsid="001003d3"/>
    </style:style>
    <style:style style:name="T125" style:family="text">
      <style:text-properties officeooo:rsid="00125aa1"/>
    </style:style>
    <style:style style:name="T126" style:family="text">
      <style:text-properties officeooo:rsid="001173f4"/>
    </style:style>
    <style:style style:name="T127" style:family="text">
      <style:text-properties officeooo:rsid="0013acde"/>
    </style:style>
    <style:style style:name="T128" style:family="text">
      <style:text-properties officeooo:rsid="00144181"/>
    </style:style>
    <style:style style:name="T129" style:family="text">
      <style:text-properties officeooo:rsid="00163c9d"/>
    </style:style>
    <style:style style:name="T130" style:family="text">
      <style:text-properties officeooo:rsid="0017dc64"/>
    </style:style>
    <style:style style:name="T131" style:family="text">
      <style:text-properties officeooo:rsid="0018167e"/>
    </style:style>
    <style:style style:name="T132" style:family="text">
      <style:text-properties officeooo:rsid="001a156d"/>
    </style:style>
    <style:style style:name="T133" style:family="text">
      <style:text-properties officeooo:rsid="001bb64f"/>
    </style:style>
    <style:style style:name="T134" style:family="text">
      <style:text-properties officeooo:rsid="001e79ee"/>
    </style:style>
    <style:style style:name="T135" style:family="text">
      <style:text-properties officeooo:rsid="001ffa9e"/>
    </style:style>
    <style:style style:name="T136" style:family="text">
      <style:text-properties officeooo:rsid="00213da1"/>
    </style:style>
    <style:style style:name="T137" style:family="text">
      <style:text-properties officeooo:rsid="0021f4b3"/>
    </style:style>
    <style:style style:name="T138" style:family="text">
      <style:text-properties officeooo:rsid="0021f4b3" fo:background-color="#e6ff00"/>
    </style:style>
    <style:style style:name="T139" style:family="text">
      <style:text-properties officeooo:rsid="0023645b"/>
    </style:style>
    <style:style style:name="T140" style:family="text">
      <style:text-properties officeooo:rsid="0025cfb2"/>
    </style:style>
    <style:style style:name="T141" style:family="text">
      <style:text-properties officeooo:rsid="0024f7ba"/>
    </style:style>
    <style:style style:name="T142" style:family="text">
      <style:text-properties officeooo:rsid="0027609b"/>
    </style:style>
    <style:style style:name="T143" style:family="text">
      <style:text-properties officeooo:rsid="00280207"/>
    </style:style>
    <style:style style:name="T144" style:family="text">
      <style:text-properties officeooo:rsid="0029e9cf"/>
    </style:style>
    <style:style style:name="T145" style:family="text">
      <style:text-properties officeooo:rsid="002a7976"/>
    </style:style>
    <style:style style:name="T146" style:family="text">
      <style:text-properties officeooo:rsid="002aad25"/>
    </style:style>
    <style:style style:name="T147" style:family="text">
      <style:text-properties officeooo:rsid="002eb983"/>
    </style:style>
    <style:style style:name="T148" style:family="text">
      <style:text-properties officeooo:rsid="00309298"/>
    </style:style>
    <style:style style:name="T149" style:family="text">
      <style:text-properties officeooo:rsid="003257aa"/>
    </style:style>
    <style:style style:name="T150" style:family="text">
      <style:text-properties fo:font-size="14pt"/>
    </style:style>
    <style:style style:name="T151" style:family="text">
      <style:text-properties style:font-name="Liberation Sans"/>
    </style:style>
    <style:style style:name="T152" style:family="text">
      <style:text-properties style:font-name="Liberation Sans" fo:language="es" fo:country="ES" fo:font-style="normal" fo:font-weight="normal" officeooo:rsid="00a58393" fo:background-color="transparent" style:font-style-asian="normal" style:font-weight-asian="normal" style:font-style-complex="normal" style:font-weight-complex="normal"/>
    </style:style>
    <style:style style:name="T153" style:family="text">
      <style:text-properties style:font-name="Liberation Sans" fo:language="es" fo:country="ES" fo:font-style="normal" fo:font-weight="normal" officeooo:rsid="009d230e" fo:background-color="transparent" style:font-style-asian="normal" style:font-weight-asian="normal" style:font-style-complex="normal" style:font-weight-complex="normal"/>
    </style:style>
    <style:style style:name="T154" style:family="text">
      <style:text-properties style:font-name="Liberation Sans" fo:language="es" fo:country="ES" fo:font-style="normal" fo:font-weight="normal" officeooo:rsid="009e8741" fo:background-color="transparent" style:font-style-asian="normal" style:font-weight-asian="normal" style:font-style-complex="normal" style:font-weight-complex="normal"/>
    </style:style>
    <style:style style:name="T155" style:family="text">
      <style:text-properties style:font-name="Liberation Sans" fo:language="es" fo:country="ES" fo:font-style="normal" fo:font-weight="normal" officeooo:rsid="00a07fff" fo:background-color="transparent" style:font-style-asian="normal" style:font-weight-asian="normal" style:font-style-complex="normal" style:font-weight-complex="normal"/>
    </style:style>
    <style:style style:name="T156" style:family="text">
      <style:text-properties style:font-name="Liberation Sans" fo:language="es" fo:country="ES" fo:font-style="normal" fo:font-weight="normal" officeooo:rsid="00a25f05" fo:background-color="transparent" style:font-style-asian="normal" style:font-weight-asian="normal" style:font-style-complex="normal" style:font-weight-complex="normal"/>
    </style:style>
    <style:style style:name="T157" style:family="text">
      <style:text-properties style:font-name="Liberation Sans" fo:language="es" fo:country="ES" fo:font-style="normal" fo:font-weight="normal" officeooo:rsid="00a2a58f" fo:background-color="transparent" style:font-style-asian="normal" style:font-weight-asian="normal" style:font-style-complex="normal" style:font-weight-complex="normal"/>
    </style:style>
    <style:style style:name="T158" style:family="text">
      <style:text-properties style:font-name="Liberation Sans" fo:language="es" fo:country="ES" fo:font-style="normal" fo:font-weight="normal" officeooo:rsid="00a430d5" fo:background-color="transparent" style:font-style-asian="normal" style:font-weight-asian="normal" style:font-style-complex="normal" style:font-weight-complex="normal"/>
    </style:style>
    <style:style style:name="T159" style:family="text">
      <style:text-properties style:font-name="Liberation Sans" fo:language="es" fo:country="ES" fo:font-style="normal" fo:font-weight="normal" officeooo:rsid="00a43f27" fo:background-color="transparent" style:font-style-asian="normal" style:font-weight-asian="normal" style:font-style-complex="normal" style:font-weight-complex="normal"/>
    </style:style>
    <style:style style:name="T160" style:family="text">
      <style:text-properties style:font-name="Liberation Sans" fo:language="es" fo:country="ES" fo:font-style="normal" officeooo:rsid="008e9fa8" fo:background-color="transparent" style:font-style-asian="normal" style:font-style-complex="normal"/>
    </style:style>
    <style:style style:name="T161" style:family="text">
      <style:text-properties style:font-name="Liberation Sans" fo:language="es" fo:country="ES" fo:font-style="normal" officeooo:rsid="00905fe1" fo:background-color="transparent" style:font-style-asian="normal" style:font-style-complex="normal"/>
    </style:style>
    <style:style style:name="T162" style:family="text">
      <style:text-properties style:font-name="Liberation Sans" fo:language="es" fo:country="ES" fo:font-style="normal" officeooo:rsid="009163cb" fo:background-color="transparent" style:font-style-asian="normal" style:font-style-complex="normal"/>
    </style:style>
    <style:style style:name="T163" style:family="text">
      <style:text-properties style:font-name="Liberation Sans" fo:language="es" fo:country="ES" fo:font-style="normal" officeooo:rsid="0092dde7" fo:background-color="transparent" style:font-style-asian="normal" style:font-style-complex="normal"/>
    </style:style>
    <style:style style:name="T164" style:family="text">
      <style:text-properties style:font-name="Liberation Sans" fo:language="es" fo:country="ES" fo:font-style="normal" officeooo:rsid="0093b32f" fo:background-color="transparent" style:font-style-asian="normal" style:font-style-complex="normal"/>
    </style:style>
    <style:style style:name="T165" style:family="text">
      <style:text-properties style:font-name="Liberation Sans" fo:language="es" fo:country="ES" fo:font-style="normal" officeooo:rsid="0095fefa" fo:background-color="transparent" style:font-style-asian="normal" style:font-style-complex="normal"/>
    </style:style>
    <style:style style:name="T166" style:family="text">
      <style:text-properties style:font-name="Liberation Sans" fo:language="es" fo:country="ES" fo:font-style="normal" officeooo:rsid="00966fb2" fo:background-color="transparent" style:font-style-asian="normal" style:font-style-complex="normal"/>
    </style:style>
    <style:style style:name="T167" style:family="text">
      <style:text-properties style:font-name="Liberation Sans" fo:language="es" fo:country="ES" fo:font-style="normal" officeooo:rsid="0097cef1" fo:background-color="transparent" style:font-style-asian="normal" style:font-style-complex="normal"/>
    </style:style>
    <style:style style:name="T168" style:family="text">
      <style:text-properties style:font-name="Liberation Sans" fo:language="es" fo:country="ES" fo:font-style="normal" officeooo:rsid="00980c89" fo:background-color="transparent" style:font-style-asian="normal" style:font-style-complex="normal"/>
    </style:style>
    <style:style style:name="T169" style:family="text">
      <style:text-properties style:font-name="Liberation Sans" fo:language="es" fo:country="ES" fo:font-style="normal" officeooo:rsid="0099cf0c" fo:background-color="transparent" style:font-style-asian="normal" style:font-style-complex="normal"/>
    </style:style>
    <style:style style:name="T170" style:family="text">
      <style:text-properties style:font-name="Liberation Sans" fo:language="es" fo:country="ES" fo:font-style="normal" officeooo:rsid="009caad3" fo:background-color="transparent" style:font-style-asian="normal" style:font-style-complex="normal"/>
    </style:style>
    <style:style style:name="T171" style:family="text">
      <style:text-properties style:font-name="Liberation Sans" fo:language="es" fo:country="ES" fo:font-style="normal" officeooo:rsid="009b2ef3" fo:background-color="transparent" style:font-style-asian="normal" style:font-style-complex="normal"/>
    </style:style>
    <style:style style:name="T172" style:family="text">
      <style:text-properties style:font-name="Liberation Sans" fo:language="es" fo:country="ES" fo:font-style="normal" officeooo:rsid="00a430d5" fo:background-color="transparent" style:font-style-asian="normal" style:font-style-complex="normal"/>
    </style:style>
    <style:style style:name="T173" style:family="text">
      <style:text-properties style:font-name="Liberation Sans" fo:language="es" fo:country="ES" fo:font-style="italic" fo:font-weight="bold" officeooo:rsid="009caad3" fo:background-color="transparent" style:font-style-asian="italic" style:font-weight-asian="bold" style:font-style-complex="italic" style:font-weight-complex="bold"/>
    </style:style>
    <style:style style:name="T174" style:family="text">
      <style:text-properties style:font-name="Liberation Sans" fo:language="es" fo:country="ES" fo:font-style="italic" fo:font-weight="bold" officeooo:rsid="009d230e" fo:background-color="transparent" style:font-style-asian="italic" style:font-weight-asian="bold" style:font-style-complex="italic" style:font-weight-complex="bold"/>
    </style:style>
    <style:style style:name="T175" style:family="text">
      <style:text-properties style:font-name="Liberation Sans" fo:language="es" fo:country="ES" fo:font-style="italic" fo:font-weight="bold" officeooo:rsid="009e8741" fo:background-color="transparent" style:font-style-asian="italic" style:font-weight-asian="bold" style:font-style-complex="italic" style:font-weight-complex="bold"/>
    </style:style>
    <style:style style:name="T176" style:family="text">
      <style:text-properties style:font-name="Liberation Sans" fo:language="es" fo:country="ES" fo:font-style="italic" fo:font-weight="bold" officeooo:rsid="00a43f27" fo:background-color="transparent" style:font-style-asian="italic" style:font-weight-asian="bold" style:font-style-complex="italic" style:font-weight-complex="bold"/>
    </style:style>
    <style:style style:name="T177" style:family="text">
      <style:text-properties style:font-name="Liberation Sans" fo:language="es" fo:country="ES" fo:font-style="italic" fo:font-weight="bold" officeooo:rsid="00a58393" fo:background-color="transparent" style:font-style-asian="italic" style:font-weight-asian="bold" style:font-style-complex="italic" style:font-weight-complex="bold"/>
    </style:style>
    <style:style style:name="T178" style:family="text">
      <style:text-properties style:font-name="Liberation Serif1" fo:language="es" fo:country="ES" officeooo:rsid="00ad6135"/>
    </style:style>
    <style:style style:name="T179" style:family="text">
      <style:text-properties style:text-position="sub 58%" fo:language="es" fo:country="ES" officeooo:rsid="00ad6135"/>
    </style:style>
    <style:style style:name="T180" style:family="text">
      <style:text-properties style:text-position="0% 100%" fo:language="es" fo:country="ES" officeooo:rsid="00aebab4"/>
    </style:style>
    <style:style style:name="T181" style:family="text">
      <style:text-properties style:font-size-asian="14pt"/>
    </style:style>
    <style:style style:name="T182" style:family="text">
      <style:text-properties style:font-weight-asian="bold"/>
    </style:style>
    <style:style style:name="T183" style:family="text">
      <style:text-properties style:font-size-complex="14pt"/>
    </style:style>
    <style:style style:name="T184" style:family="text">
      <style:text-properties style:font-weight-complex="bold"/>
    </style:style>
    <style:style style:name="T185" style:family="text">
      <style:text-properties officeooo:rsid="00b74a4e"/>
    </style:style>
    <style:style style:name="T186" style:family="text">
      <style:text-properties officeooo:rsid="00b885fe"/>
    </style:style>
    <style:style style:name="T187" style:family="text">
      <style:text-properties officeooo:rsid="00b98b24"/>
    </style:style>
    <style:style style:name="T188" style:family="text">
      <style:text-properties officeooo:rsid="00bb5e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pitulo II</text:p>
      <text:p text:style-name="P1"/>
      <text:p text:style-name="P18"><text:span text:style-name="T1">Dos aproximaciones </text:span><text:span text:style-name="T2">para la madurez del pensamientos</text:span></text:p>
      <text:p text:style-name="P20"><text:span text:style-name="T2">Nuestro problema es encontrar un marco conceptual apropiado para el pensamiento sobre la naturaleza y el estado de las explicaciones psicológicas en el estudio de los bebes humanos, </text:span><text:span text:style-name="T3">los animales no humanos y los primeros homínidos. He mostrado en el capitulo anterior que este marco conceptual necesita tener cuatro dimensiones. Es necesario incorporar, primero, una considera</text:span><text:span text:style-name="T94">ción</text:span><text:span text:style-name="T3"> </text:span><text:span text:style-name="T4">metafísica</text:span><text:span text:style-name="T3"> del pensamiento no </text:span><text:span text:style-name="T4">lingüístico</text:span><text:span text:style-name="T3"> (una consideración sobre la naturaleza del </text:span><text:span text:style-name="T3">pensamiento no lingüístico y que es para una criatura no lingüística ser pensante); segundo, una consideración de la semántica del pensamiento no lingüístico (una consideración de como el mundo es representado en un nivel no lingüístico); tercero, <text:s/></text:span><text:span text:style-name="T4">una consideración de la epistemología del pensamiento no lingüístico (explicando como nosotros atribuimos pensamientos a criaturas que carecen de lenguaje); y, cuarto, una consideración de la psicología de la racionalidad no lingüística y la toma de decisiones.</text:span></text:p>
      <text:p text:style-name="P21"><text:span text:style-name="T74">Para apreciar en mas detalle los requisitos impuestos por cada una de estas </text:span><text:span text:style-name="T75">dimensiones</text:span><text:span text:style-name="T74"> es útil examinar dos prominentes teorías sobre la naturaleza del pensamiento. </text:span><text:span text:style-name="T75">Las dos teorías que examinaremos en este capitulo son la concepción de los pensamientos como sentidos </text:span><text:span text:style-name="T75">de oraciones de </text:span><text:span text:style-name="T76">Frege</text:span><text:span text:style-name="T78"> y la hipótesis del lenguaje del pensamiento entendiéndolo en términos de operaciones de oraciones como formulas en un lenguaje interno del pensamiento de </text:span><text:span text:style-name="T76">Fodor</text:span><text:span text:style-name="T78">. </text:span><text:span text:style-name="T79">Ambas aproximaciones empiezan desde un básica y simple suposición, </text:span><text:span text:style-name="T81">que</text:span><text:span text:style-name="T79"> la naturaleza del </text:span><text:span text:style-name="T80">pensamiento</text:span><text:span text:style-name="T79"> puede ser </text:span><text:span text:style-name="T82">mejor analizada</text:span><text:span text:style-name="T79"> </text:span><text:span text:style-name="T82">a través de</text:span><text:span text:style-name="T79"> </text:span><text:span text:style-name="T80">la</text:span><text:span text:style-name="T79"> natural</text:span><text:span text:style-name="T80">eza del lenguaje</text:span><text:span text:style-name="T79">, </text:span><text:span text:style-name="T83">pero cada aproximación </text:span><text:span text:style-name="T84">toma una muy diferente visión </text:span><text:span text:style-name="T85">de la esencia del lenguaje. En la sección 2.1, explicamos los elementos claves de la concepción del pensamiento como los sentidos de las oraciones propuesta por </text:span><text:span text:style-name="T77">Frege</text:span><text:span text:style-name="T85">, usando a </text:span><text:span text:style-name="T77">Frege</text:span><text:span text:style-name="T85"> </text:span><text:span text:style-name="T86">como una </text:span><text:span text:style-name="T87">lamina </text:span><text:span text:style-name="T87">clarificadora del </text:span><text:span text:style-name="T88">desafió</text:span><text:span text:style-name="T87"> que significa confrontar una teoría del pensamiento no lingüístico </text:span><text:span text:style-name="T88">bajo cada una de las dimensiones identificadas en el capitulo anterior. </text:span><text:span text:style-name="T89">Como m</text:span><text:span text:style-name="T90">ostraré, </text:span><text:span text:style-name="T92">considerando lo</text:span><text:span text:style-name="T93">s </text:span><text:span text:style-name="T92">pensamientos como siendo sentidos de las oraciones</text:span><text:span text:style-name="T93"> proporciona una descripción clara de cada una de las cuatro dimensiones del pensamiento que sin embargo no se puede extender a las criaturas no lingüísticas</text:span><text:span text:style-name="T91">. </text:span><text:span text:style-name="T6">Esto pone de relieve claramente la</text:span><text:span text:style-name="T8">s cosas deseadas</text:span><text:span text:style-name="T6"> para una teoría </text:span><text:span text:style-name="T7">de</text:span><text:span text:style-name="T6">l pensamiento no lingüísticas, es decir, para dar respuesta a aquellas preguntas que, en el </text:span><text:span text:style-name="T7">teoría F</text:span><text:span text:style-name="T6">regean</text:span><text:span text:style-name="T7">a</text:span><text:span text:style-name="T6">, se responden mediante la adopción </text:span><text:span text:style-name="T32">de pensamientos que los sentidos de las oraciones</text:span><text:span text:style-name="T6">. </text:span><text:span text:style-name="T7">E</text:span><text:span text:style-name="T6">n la sección 2.2 </text:span><text:span text:style-name="T9">nos moveremos hacia la hipótesis del lenguaje del pensamiento</text:span><text:span text:style-name="T6">. Esta hipótesis proporciona </text:span><text:span text:style-name="T10">consideraciones </text:span><text:span text:style-name="T10">sobre</text:span><text:span text:style-name="T6"> la </text:span><text:soft-page-break/><text:span text:style-name="T6">naturaleza del pensamiento que es aplicable a las criaturas no lingüísticas y que </text:span><text:span text:style-name="T11">satisface</text:span><text:span text:style-name="T6"> tres de las cuatro dimensiones. Como se desprende de la sección 2.3, sin embargo, </text:span><text:span text:style-name="T11">la</text:span><text:span text:style-name="T6"> hipótesis de</text:span><text:span text:style-name="T11">l lenguaje del</text:span><text:span text:style-name="T6"> pensamiento se queda corto cuando se trata de la dimensión epistemológica. Por esta razón, a pesar de que </text:span><text:span text:style-name="T12">l</text:span><text:span text:style-name="T6">a hipótesis de</text:span><text:span text:style-name="T12">l lenguaje del</text:span><text:span text:style-name="T6"> pensamiento <text:s text:c="2"/>proporciona </text:span><text:span text:style-name="T14">respuestas</text:span><text:span text:style-name="T6"> de l</text:span><text:span text:style-name="T12">os mecanismos</text:span><text:span text:style-name="T6"> de</text:span><text:span text:style-name="T12">l</text:span><text:span text:style-name="T6"> pensamiento que se puede aplicar a criaturas no lingüísticas, </text:span><text:span text:style-name="T16">pero </text:span><text:span text:style-name="T6">no </text:span><text:span text:style-name="T13">nos podemos servir </text:span><text:span text:style-name="T16">de est</text:span><text:span text:style-name="T17">e como un</text:span><text:span text:style-name="T16"> </text:span><text:span text:style-name="T15">marco</text:span><text:span text:style-name="T13"> </text:span><text:span text:style-name="T16">plenamente </text:span><text:span text:style-name="T13">satisfactorio </text:span><text:span text:style-name="T15">para </text:span><text:span text:style-name="T17">explicar</text:span><text:span text:style-name="T15"> las </text:span><text:span text:style-name="T6">prácticas de la etología cognitiva, psicología del desarrollo y la </text:span><text:span text:style-name="T6">arqueología cognitiva.</text:span></text:p>
      <text:p text:style-name="P22"><text:span text:style-name="T19">E</text:span><text:span text:style-name="T18">n la sección final de este capítulos exploraremos la lección que debemos aprender de estas dos aproximaciones a la </text:span><text:span text:style-name="T19">naturaleza</text:span><text:span text:style-name="T18"> del pensamiento y propondremos una alternativa para aproximarnos al pensamiento no lingüístico. La </text:span><text:span text:style-name="T19">aproximación</text:span><text:span text:style-name="T18"> que se propone en la sección 2.3 y se seguirá en el desarrollo del libro, </text:span><text:span text:style-name="T19">esta</text:span><text:span text:style-name="T18"> toma la dimensión </text:span><text:span text:style-name="T19">epistemológica</text:span><text:span text:style-name="T18"> del pensamiento no </text:span><text:span text:style-name="T19">lingüístico</text:span><text:span text:style-name="T18"> como primaria.</text:span></text:p>
      <text:p text:style-name="P19"><text:span text:style-name="T19">2.1 </text:span><text:span text:style-name="T33">La aproximación Fregueana: el pensamiento como el sentido de las oraciones</text:span></text:p>
      <text:p text:style-name="P24"><text:span text:style-name="T20">Hay </text:span><text:span text:style-name="T21">consideraciones</text:span><text:span text:style-name="T20"> genuinas sobre si el siguiente esquema representa con exactitud los puntos de vista de </text:span><text:span text:style-name="T48">Frege</text:span><text:span text:style-name="T20">.</text:span><text:span text:style-name="T101"><text:note text:id="ftn1" text:note-class="footnote"><text:note-citation>1</text:note-citation><text:note-body><text:p text:style-name="Footnote"/></text:note-body></text:note></text:span><text:span text:style-name="T20"> Sin duda, </text:span><text:span text:style-name="T48">Frege</text:span><text:span text:style-name="T20"> estaba mucho más interesado en </text:span><text:span text:style-name="T21">la </text:span><text:span text:style-name="T20">matemática, particular</text:span><text:span text:style-name="T21">mente en la</text:span><text:span text:style-name="T20"> aritmétic</text:span><text:span text:style-name="T24">a</text:span><text:span text:style-name="T20">, pensamientos que </text:span><text:span text:style-name="T23">se</text:span><text:span text:style-name="T20"> </text:span><text:span text:style-name="T24">pueden expresar</text:span><text:span text:style-name="T20"> por medio de</text:span><text:span text:style-name="T24">l</text:span><text:span text:style-name="T20"> lenguaje natural. </text:span><text:span text:style-name="T22">También es cierto que Frege tenía una actitud más bien desdeñosa con el lenguaje natural. Tal vez el punto de vista de que Frege Me gustaría comentar es un artefacto que resulta de la tendencia de algunos de los intérpretes de Frege a concentrarse en una gama muy estrecha de su writings.2 no creo que esto sea <text:s/>el caso. Pero incluso si lo fuera no tendría importancia. La concepción de la relación entre pensamiento y lenguaje que ha surgido de la reflexión sobre los escritos de Frege representa una teoría poderosa y unificada. Que merece ser tenido en cuenta, independientemente de sus credenciales exegética. Voy a empezar por explicar lo que yo considero que es los elementos esenciales de la posición de Frege y luego ir a sacar algunas de las principales limitaciones que la cuenta de Frege impone a una teoría de la no lingüísticas pensamiento.</text:span></text:p>
      <text:p text:style-name="P25"><text:span text:style-name="T22"><text:s text:c="4"/></text:span><text:span text:style-name="T34">Para Frege los "pensamientos" no son actos individuales del pensar</text:span><text:span text:style-name="T22">. Él, de hecho, había muy poco que decir acerca de los actos individuales de</text:span><text:span text:style-name="T25">l</text:span><text:span text:style-name="T22"> pensa</text:span><text:span text:style-name="T25">r</text:span><text:span text:style-name="T22">. Lo que él estaba interesado en era lo que ahora llamamos el contenido de los actos individuales de pensamiento-lo que </text:span><text:soft-page-break/><text:span text:style-name="T22">se conoce, por ejemplo, en una instancia de conocimiento o se cree en una instancia de la creencia. </text:span><text:span text:style-name="T26">Para</text:span><text:span text:style-name="T22"> Frege </text:span><text:span text:style-name="T26">un</text:span><text:span text:style-name="T22"> pensamiento no es un acto de</text:span><text:span text:style-name="T26">l</text:span><text:span text:style-name="T22"> pensa</text:span><text:span text:style-name="T26">r</text:span><text:span text:style-name="T22">. Por el </text:span><text:span text:style-name="T22">contrario, un acto de pensar implica una relación con un pensamiento. </text:span><text:span text:style-name="T27">Una creencia</text:span><text:span text:style-name="T22">, por ejemplo, </text:span><text:span text:style-name="T27">de </text:span><text:span text:style-name="T22">que París es la capital de Francia est</text:span><text:span text:style-name="T27">a</text:span><text:span text:style-name="T22"> en una cierta relación con la idea de que París es la capital de Francia, </text:span><text:span text:style-name="T28">un pensamiento que ningún otro pensador puede llegar a </text:span><text:span text:style-name="T29">relacionar</text:span><text:span text:style-name="T22">. Estos pensamientos son </text:span><text:span text:style-name="T29">objetos</text:span><text:span text:style-name="T22"> abstractos que no sirven simplemente como los objetos de las actitudes proposicionales, tales como </text:span><text:span text:style-name="T30">el </text:span><text:span text:style-name="T22">conocimiento o la creencia, sino también los sentidos de las oraciones. De hecho, </text:span><text:span text:style-name="T31">la comprensión</text:span><text:span text:style-name="T22"> de la filosofía </text:span><text:span text:style-name="T31">del pensamiento de </text:span><text:span text:style-name="T49">Frege</text:span><text:span text:style-name="T31"> que se planteaban y nuestra comprensión básica de los </text:span><text:span text:style-name="T31">pensamientos provienen de considerarlos como los sentidos de las oraciones. </text:span><text:span text:style-name="T22">Es en este sentido que debemos entender la afirmación hecha frecuentemente por </text:span><text:span text:style-name="T49">Michael Dummett</text:span><text:span text:style-name="T22"> que la esencia del enfoque de </text:span><text:span text:style-name="T49">Frege</text:span><text:span text:style-name="T22"> es la idea de que el análisis de pensamiento sólo puede avanzar a través del análisis del lenguaje.</text:span></text:p>
      <text:p text:style-name="P28"><text:s text:c="4"/>La teoría de Frege de pensamiento es una respuesta a una serie de problemas <text:s/>sobre la naturaleza del pensamiento que es importante tener muy en cuenta cuando se piensa tanto sobre la naturaleza del pensamiento y <text:span text:style-name="T102">sobre</text:span> la naturaleza del pensamiento <text:span text:style-name="T102">no</text:span> lingüístico.</text:p>
      <text:p text:style-name="P28"><text:s/>Estos problemas se pueden asignar a las cuatro dimensiones señaladas en el anterior capítulo.</text:p>
      <text:p text:style-name="P28"><text:s text:c="4"/>Permítanme empezar con la dimensión metafísica. <text:span text:style-name="T95">Para Frege, tod</text:span><text:span text:style-name="T96">a</text:span><text:span text:style-name="T95">s </text:span><text:span text:style-name="T97">los </text:span><text:span text:style-name="T98">demás </text:span><text:span text:style-name="T96">consideraciones de</text:span><text:span text:style-name="T97"> </text:span><text:span text:style-name="T95">las actitudes proposicionales, la creenc</text:span><text:span text:style-name="T99">te</text:span><text:span text:style-name="T95">ia es la fundamental proposicional actitud</text:span>. <text:span text:style-name="T103">Tener </text:span>una creencia es comprometerse el pensamiento a un cierto estado de cosas <text:s/><text:span text:style-name="T103">d</text:span>el mundo. La creencia es verdadera sólo si ese estado de cosas es cierta <text:span text:style-name="T103">y </text:span>falsa de lo contrario. <text:span text:style-name="T103">Una c</text:span>reencia en sí misma es un estado psicológico, no una parte del pensamiento, sino más bien una relación con el pensamiento. <text:span text:style-name="T104">El pensamiento</text:span> mismo es el postulado (a falta de un mejor <text:s/>palabra) que el estado de los asuntos relevantes tiene en el mundo. Para tener la actitud de la creencia de que el pensamiento es para apoyar el postulado. Para apoyar, por supuesto, es tomar que es verdad-y no se puede llevar a ser cualquier cosa, verdad que no es un candidato para verdad o falsedad.</text:p>
      <text:p text:style-name="P26"><text:span text:style-name="T22"><text:s text:c="5"/>Supongamos ahora que nos preguntamos cómo hemos de entender estos postulados en el sentido de que un cierto estado de cosas tiene en el mundo. La idea central aquí es que lo que</text:span><text:span text:style-name="T22"> estamos de acuerdo cuando tomamos la actitud de la creencia de un pensamiento es precisamente lo que entender cuando comprendemos una oración asertórico (donde una sentencia asertórico es la que caracteriza al mundo como una manera determinada). La </text:span><text:soft-page-break/><text:span text:style-name="T22">importancia de esto surge cuando tenemos en cuenta qué clase de cosa que un pensamiento tiene que ser que puede comprenderlo. No es un asunto fácil de explicar lo que es de </text:span><text:span text:style-name="T22">entender algo como verdadero.</text:span></text:p>
      <text:p text:style-name="P28">Y, sin embargo, si los pensamientos son para figurar en la explicación psicológica de la manera des discute en el capítulo anterior, entonces está claro que debemos una explicación de cómo un pensador puede captar pensamientos. La idea básica de que los pensamientos son los sentidos de asertórico sen tencias nos da una forma clara de entender cómo podemos entender los pensamientos. Nosotros comprender los pensamientos a través de entender las oraciones que las expresan. Una vez que han captado un pensamiento de esta manera podemos simplemente entretener, donde esto podría ser interpretarse como la contemplación sin la asignación de un valor de verdad. Podemos apoyar tan cierto, que puede interpretarse como la afirmación de la misma. O podemos tomar a cualquiera de los otros actitudes proposicionales, que puede ser interpretado en términos de los diferentes tipos de la fuerza que se puede conectar a la cuenta del sentence.3 Frege, por lo tanto, da una clara respuesta al problema fundamental de la metafísica como podemos hacer epistémico contacto con los pensamientos-cómo los pensamientos pueden ser la clase de cosas que puede darse en razonamiento y tener efectos causales en el mundo.</text:p>
      <text:p text:style-name="P28"><text:s text:c="3"/>El paso de la dimensión metafísica de la dimensión semántica, la mayoría de los problemas obvios con los que Frege se dedica a tener que ver con la estructura de pensamientos, y del pensamiento mismo. El primer problema es el problema de explicar la <text:s text:c="2"/>composición de los pensamientos individuales. Hay un claro sentido en que los pensamientos parecen ser entidades estructuradas, compuesto por elementos que pueden volver a aparecer en el pensamiento posterior.</text:p>
      <text:p text:style-name="P28">Esto está estrechamente ligada a la posibilidad de pensamientos de entrar en relaciones inferenciales entre sí (y por tanto directamente relacionada con la utilidad de las explicaciones psicológicas de comportamiento, ya que las creencias y los deseos están en relaciones inferenciales con el comportamiento que lo expliquen). Algunas relaciones inferenciales son verdad-funcional. Llevan a cabo entre los pensamientos, en virtud de su valor de verdad. Así, por ejemplo, sabemos que podemos inferir "Sócrates es mortal" de "Sócrates es mortal y los argivos derrotaron a los Troyanos "ya que no hay circunstancias en las que" Sócrates es mortal y la Argivos derrotaron a los troyanos "puede ser verdad y" Sócrates es mortal "falso. La estructura interna de las ideas expresadas por estas sentencias es irrelevante, lo cual es ¿por qué en la explicación de por qué estas inferencias son válidas <text:soft-page-break/>simplemente pueden emplear variables preposicionales y no es necesario entrar en detalles de cuáles son las variables proposicionales representan. Inferencias otros (los que podemos modelo en el predicado en lugar que el cálculo proposicional) depende de la estructura del pensamiento individual.</text:p>
      <text:p text:style-name="P26"><text:span text:style-name="T22">Consideremos, por ejemplo, la inferencia de "Sócrates es mortal" y "Hay por lo menos </text:span><text:span text:style-name="T22">una cosa que es mortal. "Esta es una inferencia válida, en el sentido de que no es posibles de la premisa de que es verdad y la conclusión falsa. Si Sócrates es mortal luego en por lo menos una cosa es mortal. Sin embargo, la validez de la inferencia no es en ningún sentido una función de los valores de verdad de las sentencias pertinentes. Con el fin de explicar por qué el inferencia es válida tenemos que ver la inferencia como tomar la forma "a es F, por lo tanto, al menos una cosa es F. "Pero esto nos obliga a ver el pensamiento expresado por <text:s/>"Sócrates es mortal", como tener una estructura que forma estándar representan como "Fa" en <text:s/>el cálculo de predicados, y el pensamiento expresado por "Hay por lo menos una cosa que es mortal ", como que tienen la estructura" 3 jcFx. "No podemos entender la validez de las inferencias de este tipo sin advertir a la estructura (o forma lógica) de la pensamientos en cuestión.4</text:span></text:p>
      <text:p text:style-name="P27"><text:span text:style-name="T22"><text:s text:c="3"/>Supongamos, entonces, que la posibilidad de transiciones inferenciales entre pensamientos presupone un cierto nivel de estructura, ya sea en los pensamientos propios o en la forma en que se determinan. ¿Cómo vamos a darle sentido a la estructura? El enfoque de Frege al pensamiento nos da una respuesta clara. Los pensamientos son los sentidos de las sentencias, y la estructura de un pensamiento viene dado por la forma lógica de la frase que lo expresa-que la forma lógica de una sentencia está dada por la reglamentación apropiada lógica de esa frase en concepto de Frege-script (más o menos, el de segundo orden, el cálculo de predicados). Esta forma lógica identifica los componentes de el pensamiento, es decir, los sentidos de los que lo componen. Consideremos, por ejemplo, el pensamiento expresado por "Hay por lo menos una cosa mortal." De acuerdo con Frege, el análisis adecuado de la forma lógica de esa frase lo identifica como expresión de una pensamiento, cuyos componentes son (en términos generales) un sentido funcional de primer nivel (Que corresponde al predicado "- es mortal") y un sentido funcional de segundo nivel el sentido de que el sentido funcional de primer orden tiene por lo menos un objeto que cae debajo de ella. Por supuesto, los detalles de la cuenta positiva de Frege de la composición de pensamientos pueden, y tal vez debería, para ser desafiado. Muchos filósofos, por ejemplo, se opondría a la afirmación de que los cuantificadores debe ser visto </text:span><text:soft-page-break/><text:span text:style-name="T22">como funciones tomar de primer orden como las funciones de sus argumentos. Pero es innegable que la idea básica de que </text:span><text:span text:style-name="T25">'</text:span><text:span text:style-name="T22"> los pensamientos son los sentidos de las oraciones rendimientos tanto la cuenta más poderosa de la estructura compositiva de pensamientos y un método práctico para el descubrimiento de la estructura compositiva de cualquier dado thought.5</text:span></text:p>
      <text:p text:style-name="P31"/>
      <text:p text:style-name="P23"><text:span text:style-name="T35">Todavía en la dimensión semántica del pensamiento, hay un mayor y mas general </text:span><text:span text:style-name="T36">isomorfismo estructural en el juego, no simplemente entre un pensamiento y una oración expresada pero entre pensamiento como un todo y el lenguaje como un todo. </text:span><text:span text:style-name="T37">Es un hecho ampliamente reconocido que los pensamientos tiene </text:span><text:span text:style-name="T38">determinadas</text:span><text:span text:style-name="T37"> estructura características </text:span><text:span text:style-name="T38">estructurales</text:span><text:span text:style-name="T37"> como una </text:span><text:span text:style-name="T38">especia</text:span><text:span text:style-name="T37"> de definición. </text:span><text:span text:style-name="T39">No son solamente de composición (constituidos por componentes que pueden recombinarse en un rango mayor de pensamientos en un camino que ya consideramos) pero el rango de pensamientos disponibles no son en principio limitados. </text:span><text:span text:style-name="T40">Las capacidades individuales de los pensantes puede limitarse en el tiempo, restricciones computacionales y así sucesivamente pero en principio un indefinido numero de pensamientos pueden ser construidos desde un finito numero de primitivas. </text:span><text:span text:style-name="T41">Es decir los pensamientos son generativos. Unas </text:span><text:span text:style-name="T42">consideraciones</text:span><text:span text:style-name="T41"> </text:span><text:span text:style-name="T42">sobre el pensamiento necesita que se provea algunas explicaciones sobre este fenómeno. Teniendo pensamientos que son los sentidos de las oraciones, así que el análisis del pensamiento precede por medio del análisis del lenguaje, </text:span><text:span text:style-name="T43">ofreciendo un camino limpio para entender la generatividad. </text:span><text:span text:style-name="T44">Podemos </text:span><text:span text:style-name="T45">simplemente apuntar a los mecanismos que aseguran las generatividad lingüística, </text:span><text:span text:style-name="T46">los mecanismo de referencia pronominal que permiten que una oración sea embebida dentro de otra, los operadores lógicos que permiten que las sentencias sean combinadas para formar oraciones complejas y </text:span><text:span text:style-name="T47">los caminos en que nos regerimos a términos complejos (como las descripciones definidas) puede ser formados de simples predicados.</text:span></text:p>
      <text:p text:style-name="P29"><text:span text:style-name="T160">Pasando a la dimensión espistemológica. </text:span><text:span text:style-name="T161">El problema es como en como entender y atribuir pensamientos. Es obvio que la practica de la exp</text:span><text:span text:style-name="T162">licación psicológica necesita la capacidad de identificar los antecedentes psicológicos del comportamiento </text:span><text:span text:style-name="T163">desde una perspectiva de tercera persona. Es necesario ser capaces de trabajar hacia atrás desde el comportamiento observado de </text:span><text:span text:style-name="T164">atribuir creencias y deseos con determinados contenidos, ser capaces de interpretar el comportamiento observado como independiente de alcanzar ciertos fines específicos a la luz de la información del agente sobre el mundo. </text:span><text:span text:style-name="T165">Pero una y </text:span><text:span text:style-name="T166">otra vez la </text:span><text:soft-page-break/><text:span text:style-name="T166">naturaleza abstracta del pensamiento hace de esta empresa parece profundamente problemática. ¿como se supone que somos capaces </text:span><text:span text:style-name="T167">de identificar</text:span><text:span text:style-name="T166"> los pensamientos con los que una agente se relaciona?. ¿como se supone </text:span><text:span text:style-name="T168">que somos capaces de identificar los contenidos de sus creencias y deseos?. Si los pensamientos son los sentidos de las oraciones y si las creencias es en algunos sentidos una interiorización de un acto lingüístico de ase</text:span><text:span text:style-name="T169">r</text:span><text:span text:style-name="T168">ción, </text:span><text:span text:style-name="T169">ento</text:span><text:span text:style-name="T170">n</text:span><text:span text:style-name="T169">ces, esta claro como podríamos proceder (cuando se trata con criaturas </text:span><text:span text:style-name="T171">lingüísticas</text:span><text:span text:style-name="T169">). </text:span><text:span text:style-name="T170">Podemos usar lo que dicen las personas para trabajar fuer</text:span><text:span text:style-name="T172">a</text:span><text:span text:style-name="T170"> de lo que ellos creen, en hipótesis gemelas, primero, que si alguien sinceramente afirma a </text:span><text:span text:style-name="T173">p </text:span><text:span text:style-name="T153">entonces es razonable que tome como creencia a </text:span><text:span text:style-name="T174">p</text:span><text:span text:style-name="T153">, y segundo, que </text:span><text:span text:style-name="T154">si la gente cree </text:span><text:span text:style-name="T175">p</text:span><text:span text:style-name="T154"> ellos generalmente están dispuestos ha asentir </text:span><text:span text:style-name="T175">p</text:span><text:span text:style-name="T154">. </text:span><text:span text:style-name="T155">Este principio </text:span><text:span text:style-name="T156">disquotational (disquotational principles) son, desde luego, reglas de oro </text:span><text:span text:style-name="T157">en lugar de las condiciones necesarias y suficientes </text:span><text:span text:style-name="T158">en lo que es creer que. Pocos </text:span><text:span text:style-name="T159">sugieren que alguien cree que </text:span><text:span text:style-name="T176">p</text:span><text:span text:style-name="T159"> si y solo si </text:span><text:span text:style-name="T152">esta dispuesto a asentir </text:span><text:span text:style-name="T177">p</text:span><text:span text:style-name="T152">. En la practica</text:span><text:span text:style-name="T5"> por supuesto la interpretación de las creencias y la interpretación de la palabras van de la mano, ya que necesitamos </text:span><text:span text:style-name="T51">algún</text:span><text:span text:style-name="T5"> tipo de </text:span><text:span text:style-name="T50">suposición s</text:span><text:span text:style-name="T5">obre lo que una persona </text:span><text:span text:style-name="T50">cree </text:span><text:span text:style-name="T5">antes de determinar como sus palabras </text:span><text:span text:style-name="T52">pueden</text:span><text:span text:style-name="T51"> ser una guía para lo que ella cree </text:span><text:span text:style-name="T5">(¿como entonces podemos interpretar, por ejemplo, si era sincera). Sin embargo, teniendo pensamientos en el sentido de las oraciones y las estructura de un pensamiento que es dado por las estr</text:span><text:span text:style-name="T53">uctura de la oración que es expresada, el rendimiento </text:span><text:span text:style-name="T5">de una </text:span><text:span text:style-name="T54">resolución </text:span><text:span text:style-name="T55">muy</text:span><text:span text:style-name="T5"> clara </text:span><text:span text:style-name="T55">a la pregunta epistemológica</text:span><text:span text:style-name="T5"> </text:span><text:span text:style-name="T55">de como </text:span><text:span text:style-name="T5">los pensamientos pueden ser identificados y atribuidos.</text:span></text:p>
      <text:p text:style-name="P32"><text:span text:style-name="T56">La dimensión final es la dimensión explicativa. Los modelos de explicación psicológica van de la mano con los modelos de la practica de la toma de decisiones. El la forma estándar de una explicación psicológica aplicado al </text:span><text:span text:style-name="T57">lenguaje</text:span><text:span text:style-name="T56"> usado por humanos es “A </text:span><text:span text:style-name="T178">Ø</text:span><text:span text:style-name="T56">-ed porque P</text:span><text:span text:style-name="T179">1...n </text:span><text:span text:style-name="T180">reporta un cierto estado</text:span><text:span text:style-name="T56"> del </text:span><text:span text:style-name="T58">s</text:span><text:span text:style-name="T56">ujeto, la </text:span><text:span text:style-name="T60">mayoría</text:span><text:span text:style-name="T56"> de una forma </text:span><text:span text:style-name="T58">estándar</text:span><text:span text:style-name="T56"> un par creencia-deseo. El supuesto </text:span><text:span text:style-name="T59">guía</text:span><text:span text:style-name="T56"> es que P</text:span><text:span text:style-name="T179">1...n</text:span><text:span text:style-name="T56"> racionalizar o hacer comprensible por q</text:span><text:span text:style-name="T59">ué </text:span><text:span text:style-name="T56">el sujeto </text:span><text:span text:style-name="T61">actuó como lo hizo. ¿como es esto posible?</text:span><text:span text:style-name="T56"> </text:span><text:span text:style-name="T61">Una forma estándar de ver el asunto es expresada en el siguiente pasaje del Donald Davidson.</text:span></text:p>
      <text:p text:style-name="P33"><text:span text:style-name="T62">Si alguien actuá con una </text:span><text:span text:style-name="T67">intención</text:span><text:span text:style-name="T62"> entonces el debe tener actitudes y creencias desde </text:span><text:span text:style-name="T63">las que actuá, </text:span><text:span text:style-name="T64">si el estuviera consiente de ellos y tuviera tiempo el podría </text:span><text:span text:style-name="T65">haber razonado </text:span><text:span text:style-name="T67">si</text:span><text:span text:style-name="T65"> ese acto era deseable.... Si nosotros podemos caracterizar el razonamiento que nos sirve, </text:span><text:span text:style-name="T66">en efecto, tenemos una descripción de la relación lógica entre describir las creencias y los deseos y las descripción de la </text:span>acción, cuando el anterior da las razones con las <text:span text:style-name="T187">que las</text:span> segundas fue ejecutada. Tenemos <text:span text:style-name="T186">que</text:span> imaginar, <text:span text:style-name="T185">ento</text:span><text:span text:style-name="T186">nc</text:span><text:span text:style-name="T185">es</text:span>, <text:span text:style-name="T186">que el agente cree y desea </text:span><text:span text:style-name="T187">de acuerdo</text:span> con las premisas de un argumento. (Davidson 1978/1980, 8<text:span text:style-name="T186">5</text:span>-86).</text:p>
      <text:p text:style-name="P34"><text:span text:style-name="T61"/></text:p>
      <text:p text:style-name="P34"><text:soft-page-break/><text:span text:style-name="T67">De acuerdo</text:span><text:span text:style-name="T61"> con esto, que por lo menos se remonta hasta Arist</text:span><text:span text:style-name="T71">o</text:span><text:span text:style-name="T61">teles, una explicación </text:span><text:span text:style-name="T67">psicológica</text:span><text:span text:style-name="T61"> es informativa por que apunta hacia (</text:span><text:span text:style-name="T67">aunque usualmente no es detallada</text:span><text:span text:style-name="T61">) una serie </text:span><text:span text:style-name="T67">de procesos</text:span><text:span text:style-name="T61"> de toma de decisiones </text:span><text:span text:style-name="T68">que creíble generará el comportamiento. </text:span><text:span text:style-name="T69">En el caso de nuestra normal explicación </text:span><text:span text:style-name="T71">psicológica</text:span><text:span text:style-name="T69"> diaria </text:span><text:span text:style-name="T70">es muy frecuente que nos apoyemos fuertemente </text:span><text:span text:style-name="T72">sobre una</text:span><text:span text:style-name="T70"> </text:span><text:span text:style-name="T71">común</text:span><text:span text:style-name="T70"> “teoría de la mente”,</text:span><text:span text:style-name="T71"> </text:span><text:span text:style-name="T72">p</text:span><text:span text:style-name="T71">arte de la cual explica las consecuencias que podemos esperar de las otras personas con quines nos relacionamos <text:s/>y cuyo comportamiento necesitamos para ser capases de explicar y predecir.</text:span></text:p>
      <text:p text:style-name="Standard">This is why psychological explanations rarely need</text:p>
      <text:p text:style-name="Standard">to spell out the actual reasoning that might have led from the relevant belief-desire</text:p>
      <text:p text:style-name="Standard">pair to the action in question. It is obvious to all of us how someone with that</text:p>
      <text:p text:style-name="Standard">belief-desire pair would have been led to act the way she did. This is partly be-</text:p>
      <text:p text:style-name="Standard">cause we realize that, had we had that combination of beliefs and desires in similar</text:p>
      <text:p text:style-name="Standard">circumstances, we would have acted the same way. But it is also because we ap-</text:p>
      <text:p text:style-name="Standard">preciate the inferential transitions that could have led a rational thinker from that</text:p>
      <text:p text:style-name="Standard">combination of beliefs and desires to a decision to act in that particular way.</text:p>
      <text:p text:style-name="Standard">Psychological explanation is in key respects the converse of practical reasoning.</text:p>
      <text:p text:style-name="Standard">So we need a model not simply of how thoughts can be grasped but also of how</text:p>
      <text:p text:style-name="Standard">there can be inferential relations between thoughts of the sort that might issue in</text:p>
      <text:p text:style-name="Standard">behavior.</text:p>
      <text:p text:style-name="P32"><text:span text:style-name="T61"/></text:p>
      <text:p text:style-name="P30">2.2 La hipótesis del lenguaje del pensamiento</text:p>
      <text:p text:style-name="P3"/>
      <text:p text:style-name="P5"><text:span text:style-name="T105">El corazón de</text:span><text:span text:style-name="T106">l</text:span><text:span text:style-name="T105"> planteamiento del pensamiento de Fregue es la propuesta de que existe un isomorfismo entre la estructura del pensamiento y la estructura del lenguaje. Para Frege y sus seguidores no hace falta decir que el lenguaje en cuestión es un lenguaje publico. La hipótesis del lenguaje del pensamiento </text:span><text:span text:style-name="T107">puede verse en lineas generales como el compromiso fundamental reclamación sobre </text:span><text:span text:style-name="T108">el isomorfismo mientras </text:span><text:span text:style-name="T106">el levantamiento de las restricciones del lenguaje publico. La idea central es que las a</text:span><text:span text:style-name="T109">c</text:span><text:span text:style-name="T106">titudes proposicionales son relaciones de </text:span><text:span text:style-name="T106">oraciones en un lenguaje interno del pensamiento, estas oraciones representan el contenido el contenido del pensamiento de una manera que permite al contenido ser desplegado en el razonamiento y la toma de decisiones.</text:span><text:span text:style-name="T105"> <text:s text:c="3"/></text:span></text:p>
      <text:p text:style-name="P8"/>
      <text:p text:style-name="P4"><text:span text:style-name="T109">Los problemas en los mecanismo del pensamiento discutidos en la sección previa pueden ser vistos como variantes del problema de la explicación de como pensamos, como objetos abstractos, pueden tener efectos dentro de el mundo físico, como por ejemplo, ellos pueden estar creyendo y combinando con otras actitudes proposiciones para conseguir un comportamiento. Desde el punto de vista de Fregem, los pensamientos son los sentidos de las oraciones y podemos </text:span><text:span text:style-name="T110">modelo de la forma en que ellos son aprehendidos en términos de la comprensión de las oraciones que las expresan. Creencias es modelo de afirmaciones y la practica de razonamiento sobre las relaciones de inferencia (sean sintácticas o semánticas) entre oraciones que son candidatas para la afirmación. </text:span><text:span text:style-name="T111">De acuerdo con la hipótesis del lenguaje del pensamiento, sin embargo, esto consigue una explicación completamente contraria. En orden para entender como </text:span><text:span text:style-name="T112">los</text:span><text:span text:style-name="T111"> pensam</text:span><text:span text:style-name="T112">ientos</text:span><text:span text:style-name="T111"> puede</text:span><text:span text:style-name="T112">n</text:span><text:span text:style-name="T111"> tener efectos dentro del mundo físico necesitamos entender el rol que ellos juegan en la generación de un comportamiento y por que necesitamos tomar primero como los contenidos de las actitudes proposicionales y solamente de segundo como </text:span><text:span text:style-name="T112">los significados</text:span><text:span text:style-name="T111"> de las oraciones. </text:span><text:span text:style-name="T112">Las </text:span><text:soft-page-break/><text:span text:style-name="T112">actitudes proposicionales son estados mentales, presumiblemente conseguidos en (y tal vez idéntico) estados del sistema nervioso central. Así es natural pensar que entender la naturaleza del pensamiento entendiendo la naturaleza de los actitudes proposicionales que toman como contenidos. Aquí </text:span><text:span text:style-name="T113">la propuesta distintiva del enfoque de la ciencia cognitiva clásica emerge. </text:span></text:p>
      <text:p text:style-name="P9"/>
      <text:p text:style-name="P9">Propositional attitudes are relations that the thinking subject bears to sentences—but to </text:p>
      <text:p text:style-name="P11">sentences in an internal language of thought rather than in a communicable public </text:p>
      <text:p text:style-name="P11">language. In the remainder of this section I explore this proposal in more detail, </text:p>
      <text:p text:style-name="P11">considering how it might be developed into a theory of nonlinguistic thought along </text:p>
      <text:p text:style-name="P11">the dimensions I have been discussing. </text:p>
      <text:p text:style-name="P11"/>
      <text:p text:style-name="P12">2.3 El lenguaje del pensamiento y la epistemología del pensamiento sin lenguaje</text:p>
      <text:p text:style-name="P12"/>
      <text:p text:style-name="P13">A primera vista la hipótesis del lenguaje del pensamiento parece empobrecida de un punto de vista epistemológico. La hipótesis de que las aptitudes proposicionales son relaciones de oraciones en un lenguaje interno del pensamiento de tal manera que el contenido del pensamiento esta dado por propiedades semánticas de oraciones relevantes hace que sea misterioso como podemos determinar que contenido es. Supongamos, a causa de este argumento, que adoptamos una consideración covarianza casual del contenido de las oraciones en el lenguaje del pensamiento (como sugiere Fodor 1987). Entonces, por un estándar explicación del comportamiento deseo creencia, el contenido de creencias relevantes y deseos pueden ser determinados por los objetos y las propiedades en el mundo que cavarían en el camino apropiado con los constituyentes de la oraciones relevantes en el lenguaje del pensamiento (la frase en la “caja de creencias” y la frase en la “caja de deseos”). Pero es por lejos claro como nosotros como observadores en tercera persona pueden trabajar estos contenidos en el caso de las criaturas no lingüísticas.</text:p>
      <text:p text:style-name="P13"/>
      <text:p text:style-name="P13">Hay dos cuestiones distintas aquí. El primero es si la hipótesis del lenguaje del pensamiento puede ser de alguna utilidad epistemológica inmediata a los profesionales de las disciplinas de las que estamos tomando el liderazgo. ¿como podría esto ayudar al etólogo cognitivo en el campo de determinar el camino correcto de caracterizar y explicar el comportamiento de criaturas no lingüísticas diciendo que las actitudes proposicionales de de tales criaturas consisten en oraciones en un lenguaje interno del pensamiento? La respuesta es obvia: no en todos.</text:p>
      <text:p text:style-name="P13"/>
      <text:p text:style-name="P13">From the viewpoint of the developmental psychologist in the laboratory or the cognitive ethologist in the field, the language of thought hypothesis is of no immediate epistemological use whatsoever. Nonetheless, this leaves open the second question, which is whether the language of thought hypothesis </text:p>
      <text:p text:style-name="P10">might be of indirect epistemological use. </text:p>
      <text:p text:style-name="P10"/>
      <text:p text:style-name="P7">2.4 <text:s text:c="2"/>El camino por recorrer </text:p>
      <text:p text:style-name="P7"/>
      <text:p text:style-name="P7">Como mostré en la sección 1.2, existen cuatro dimensiones para una adecuada teoría del pensamiento no lingüístico.</text:p>
      <text:p text:style-name="P7"/>
      <text:p text:style-name="P7">La dimensión metafísica que explique como un pensamiento no lingüístico es posible y que <text:span text:style-name="T115">vehículos</text:span> pueden ser</text:p>
      <text:p text:style-name="P7"><text:soft-page-break/>La dimensión semántica que explique la semántica de pensamiento no lingüístico</text:p>
      <text:p text:style-name="P7">La dimensión epistemológica que explique como es posible identificar el contenido de los pensamientos <text:s/></text:p>
      <text:p text:style-name="P12"><text:span text:style-name="T116">La </text:span><text:span text:style-name="T117">dimensión </text:span><text:span text:style-name="T116">explica</text:span><text:span text:style-name="T117">tiva</text:span><text:span text:style-name="T116"> de </text:span><text:span text:style-name="T117">dilucidar la inferencia y la toma de decisiones de criaturas no lingüísticos que sustenten las explicaciones psicológicas su comportamiento. </text:span></text:p>
      <text:p text:style-name="P7"/>
      <text:p text:style-name="P12"><text:span text:style-name="T117">Este capítulo ha explorado una dialéctica entre dos enfoques que proporcionan una teoría, que se derivan de dos conceptos radicalmente diferentes del pensamiento. Por otro lado, la aproximación Freguena, basada en el principio de que los pensamientos son los sentidos de las oraciones y por lo tanto el estudio de los pensamientos solo puede </text:span><text:span text:style-name="T118">proceder por medio del estudio de las oraciones que los expresan, se encuentra la noción de un pensamiento sin lenguaje profundamente problemática. </text:span><text:span text:style-name="T119">Muchos otros problemas parecen insuperables desde la perspectiva Fregueana parece menos amenazante si cambiamos el paradigma y adoptamos una versión de la hipótesis del lenguaje del pensamiento, </text:span><text:span text:style-name="T120">centrada en los principios, primero, </text:span><text:span text:style-name="T121">estudiar el pensamiento mediante el estudio de las actitudes proposicionales en lugar de las oraciones y segundo que las actitudes proposicionales tienen que ser interpretadas como relaciones entre oraciones en un lenguaje interno del pensamiento. Sin embargo, la hipótesis del lenguaje del pensamiento no proporciona una respuesta satisfactoria por dos razones:</text:span></text:p>
      <text:p text:style-name="P7"/>
      <text:p text:style-name="P13"><text:span text:style-name="T121">El primer problema con la aplicación de una versión de la hipótesis del lenguaje del pensamiento a criaturas no lingüísticas es que se basa </text:span><text:span text:style-name="T122">en un compromiso sin fundamentos de la aplicación de la </text:span><text:span text:style-name="T122">psicología creencia-deseo a criaturas no lingüísticas. La premisa con la que empezamos es que hay varios tipos de comportamientos identificables en los bebes humanos, los animales no humanos y los homínidos pre lingüísticos que no se pueden explicar <text:s/>satisfactoriamente de acuerdo con los modelos psicológicos existentes como mecanismos <text:s/>innatos de lanzamiento, esquemas sensorial motoras, instrumental o condicionamiento clásico. Lo que parece, para un amplio rango </text:span><text:span text:style-name="T123">de comportamiento complejo, necesitamos apelar a las explicaciones psicológicas, entre otras cosas, la manera en que las representan el entorno actual y la manera que en que estas representaciones interactuan con representaciones pasadas (y representaciones del pasado). <text:s/></text:span><text:span text:style-name="T115">Pero queda una pregunta </text:span><text:span text:style-name="T115">abierta esta es si <text:s/>estas representaciones </text:span><text:span text:style-name="T124">deben ser vistas como creencias y deseos, y si el tipo de razonamiento practico <text:s/>en los que estas representaciones pueden ser desplegadas </text:span><text:span text:style-name="T125">en</text:span><text:span text:style-name="T126"> un nivel no lingüisitico deben ser modelad</text:span><text:span text:style-name="T125">o</text:span><text:span text:style-name="T126">s, como Fodor sugiere, sobre los tipos de practicas del razonamiento definido por creencias y otras actitudes proposicionales.</text:span></text:p>
      <text:p text:style-name="P7"><text:span text:style-name="T125">El segundo problema fue discutido en detalle in la sección anterior. La hipótesis del lenguaje del pensamiento </text:span><text:span text:style-name="T127">puede </text:span><text:span text:style-name="T128">ser inútil</text:span><text:span text:style-name="T127"> cuando </text:span><text:span text:style-name="T128">se trata la dimensión epistemológica del pensamiento no lingüistico. </text:span><text:span text:style-name="T129">Esta es una hipótesis sobre los mecanismos del pensamiento, </text:span><text:span text:style-name="T130">alcanzado por, en términos generales, transcendentales argumentos sobre la arquitectura cognitiva </text:span><text:span text:style-name="T131">debe ser</text:span><text:span text:style-name="T130"> para el </text:span><text:span text:style-name="T131">comportamiento del pensamiento</text:span><text:span text:style-name="T130"> </text:span><text:span text:style-name="T131">que es posible. </text:span><text:span text:style-name="T132">Pero no ofrece una </text:span><text:span text:style-name="T133">guiá</text:span><text:span text:style-name="T132"> sobre como nosotros </text:span><text:span text:style-name="T133">atribuimos pensamientos a criaturas no lingüísticas y por lo tanto no es postura que sirve como marco de trabajo para el pensar sobre la practica de atribuir pensamiento a criaturas no lingüísticas.</text:span></text:p>
      <text:p text:style-name="P7"><text:span text:style-name="T134">El primero de estos dos problemas es abordado en e capitulos 3, donde consideramos lo que llamo minimalista o </text:span><text:span text:style-name="T135">deflasionista del pensar en un nivel no lingüístico. </text:span><text:span text:style-name="T136">La imagen minimalista, el tipo de pensar disponible para criaturas no lingüísticas es bastante limitado. La distinción entre el pensamiento lingüistico y el no lingüístico es analgono a la distinción entre conocimiento del </text:span><text:span text:style-name="T137">saber como hacer algo y </text:span><text:span text:style-name="T138">saber que algo es</text:span><text:span text:style-name="T137">. </text:span><text:span text:style-name="T139">Las criaturas no lingüísticas son capaces de pensar en el sentido que ellos pueden realizar varios tipos de acciones </text:span><text:soft-page-break/><text:span text:style-name="T139">dirigidas relacionadas con representaciones del medio ambiente, pero estas representaciones son radicalmente diferentes del pensamiento disponible en las criaturas que usan un lenguaje. <text:s/></text:span><text:span text:style-name="T140">N</text:span><text:span text:style-name="T141">o son de composición estructurada </text:span><text:span text:style-name="T140">y no tienen contenido determinado. En el capitulo 3 se presentará una serie de argumentos que muestran que hay importantes tipos de pensamiento no lingüístico que no se puede acomodar al enfoque minimalista. </text:span><text:span text:style-name="T142">El resultado final de este capitulo es que nosotros no podemos evitar o restar importancia a nuestra compromiso </text:span><text:span text:style-name="T143">teórico</text:span><text:span text:style-name="T142"> a algunas </text:span><text:span text:style-name="T143">versiones psicologicas</text:span><text:span text:style-name="T142"> de creencia-deseo en ausencia del lenguaje. </text:span><text:span text:style-name="T143">En lo que resta del capitulo ofrecemos una consideración positiva del pensamiento no lingüístico.</text:span></text:p>
      <text:p text:style-name="P14"/>
      <text:p text:style-name="P7"><text:span text:style-name="T144">A diferencia de las dos aproximaciones que he estado considerando en este capítulo, la </text:span><text:span text:style-name="T145">consideración que se ofrece al pensar sin palabras hace hincapié a la dimensión epistemológica y explicativa del problema. </text:span><text:span text:style-name="T146">La mejor manera de aproximarse al problema del pensamiento sin lenguaje es proporcionando una base epistemológica para la practica de atribuir pensamiento</text:span><text:span text:style-name="T147"> a las criaturas</text:span><text:span text:style-name="T146"> no lingüístico </text:span><text:span text:style-name="T147">y <text:s/></text:span><text:span text:style-name="T148">una explicación </text:span><text:span text:style-name="T147">psicológica</text:span><text:span text:style-name="T148"> en la que aquellas atribuciones tienen lugar.</text:span></text:p>
      <text:p text:style-name="P15"/>
      <text:p text:style-name="P7"><text:span text:style-name="T149">Proporcionar esta epistemológica básica es uno de las dos </text:span><text:span text:style-name="T114">etapas</text:span><text:span text:style-name="T149"> del proceso. </text:span><text:span text:style-name="T114">La primera etapa es la fijación de una ontológica de una manera que permita la teoría para determinar que objetos son capaces de pensar las criaturas sin el uso del lenguaje. Este es el equivalente en el reino del pensamiento de una de las principales tareas que enfrenta el interprete radical frente a un lenguaje completamente ajeno. Así como un interprete radical tiene que determinar la ontología de la comunidad lingüística con la que esta tratando con el fin de conocer que clase de cosa puede ser los valores semánticos de las expresiones del lenguaje que trata de interpretar, así también debe hacerlo el psicólogo evolutivo o el etólogo cognitivo <text:s/>determinan como los miembros de una especie particular o niños en una determinada etapa del su desarrollo, “tallan el mundo” <text:s/>para determinar la forma en que lo piensan. En el capitulo 4 sugiero ver ontológias particulares en términos de diferentes tipos de sensibilidad con estructuras de orden superior </text:span><text:span text:style-name="T114">invariables. Muestro como esto nos proporciona una forma de distinguir diferentes tipos de ontologías para criaturas no lingüísticas, examinando en mas detalle las implicaciones filosóficas de algunos de los mas </text:span><text:span text:style-name="T114">importantes trabajos en la psicología del desarrollo de las que nos referimos al inicio del capitulo anterior.</text:span></text:p>
      <text:p text:style-name="P16"/>
      <text:p text:style-name="P6"><text:span text:style-name="T114">La segunda etapa para proveer una bases espistemológica es mostrar como pensamientos completos se pueden atribuir a criaturas no lingüísticas.</text:span><text:span text:style-name="T100"> En el capitulo 5 mostramos usando una versión de semántica de éxito, como un semántica puede proveer para el pensamiento no lingüístico una vía haga justicia a ambos las limitaciones filosóficas sobre teorías aceptables de contenido y proveer el etólogo o psicólogo del desarrollo con un método factible de asignar contenido a los creencias y deseos de criaturas no lingüísticas.</text:span><text:span text:style-name="T114"> Las versiones existente de semántica de éxito no tienen forma de dar cuenta de la dimensión intencional de las atribuciones del pensamiento. Ellos no fijan el contenido completo del pensamiento sino simplemente sus condiciones de verdad. <text:s/>El capitulo 5 muestra como la semántica de éxito puede complementar de una manera que permita atribuciones psicológicas tener en cuenta de como las condiciones de verdad son aprehendidas por el pensador. La aproximación que desarrollamos <text:s/>es compatible con ciertas formas del desarrollo de esta hipótesis.</text:span></text:p>
      <text:p text:style-name="P7"/>
      <text:p text:style-name="P17">En el resto del libro no se relaciona directamente con la hipótesis del pensamiento sin <text:soft-page-break/>lenguaje. Los partidarios de las hipótesis del lenguaje del pensamiento pueden tomar la teoría expuesta en este libro como un intento de proporcionar una epistemología y una semántica para su aplicación de la hipótesis del lenguaje del pensamiento en criaturas no lingüísticas. Pero nada de lo que se dice en los capítulos siguientes presupone la verdad de la hipótesis del lenguaje del pensamiento. La postura que desarrollo es que es perfectamente posible, y tal vez deseable, dar cuenta de la epistemología y semántica del pensamiento no lingüístico sin aventurarnos en especulaciones sobre la arquitectura cogni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11-07T15:53:19</meta:creation-date>
    <dc:date>2011-11-26T21:06:43</dc:date>
    <meta:editing-duration>PT10H38M24S</meta:editing-duration>
    <meta:editing-cycles>36</meta:editing-cycles>
    <meta:generator>OpenOffice.org/3.2$Linux OpenOffice.org_project/320m19$Build-9505</meta:generator>
    <meta:document-statistic meta:table-count="0" meta:image-count="0" meta:object-count="0" meta:page-count="12" meta:paragraph-count="61" meta:word-count="5299" meta:character-count="33883"/>
  </office:meta>
</office:document-meta>
</file>